
<file path=META-INF/manifest.xml><?xml version="1.0" encoding="utf-8"?>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text/xml" manifest:full-path="meta.xml"/>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ＭＳ ゴシック" svg:font-family="ＭＳ ゴシック"/>
  </office:font-face-decls>
  <office:automatic-styles>
    <style:style style:name="document-title" style:family="paragraph" style:parent-style-name="base-document-title"/>
    <style:style style:name="document-author" style:family="paragraph" style:parent-style-name="base-document-author"/>
    <style:style style:name="note" style:family="paragraph" style:parent-style-name="base-note"/>
    <style:style style:name="section-title-level-1" style:family="paragraph" style:parent-style-name="base-section-title-level-1"/>
    <style:style style:name="paragraph" style:family="paragraph" style:parent-style-name="base-paragraph"/>
    <style:style style:name="togaki" style:family="paragraph" style:parent-style-name="base-togaki"/>
    <style:style style:name="page-break" style:family="paragraph">
      <style:paragraph-properties fo:text-align="start" fo:break-after="page"/>
    </style:style>
    <style:style style:name="speaker" style:family="text" style:parent-style-name="base-speaker"/>
    <style:style style:name="ruby-text" style:family="text" style:parent-style-name="base-ruby-text"/>
    <style:style style:name="strong" style:family="text" style:parent-style-name="base-strong"/>
    <style:style style:name="ruby" style:family="ruby" style:parent-style-name="base-ruby"/>
  </office:automatic-styles>
  <office:body>
    <office:text>
      <text:p text:style-name="document-title">(タイトル未定 : angel)</text:p>
      <text:p text:style-name="paragraph"/>
      <text:p text:style-name="document-author">海老原昂輔</text:p>
      <text:p text:style-name="paragraph"/>
      <text:p text:style-name="togaki">※この脚本は初稿であり、実際の上演に耐えうる状態にはまだ達していません。また、ストーリー構成、設定、そのほか各種表現について、今後の改定によって大幅な変更が加わる可能性をあまり否定できません。この脚本の取り扱いには充分な注意を払ってください。</text:p>
      <text:p text:style-name="paragraph"/>
      <text:p text:style-name="page-break"/>
      <text:p text:style-name="section-title-level-1">登場人物</text:p>
      <text:p text:style-name="paragraph"/>
      <text:p text:style-name="paragraph"><text:span text:style-name="speaker">ハルカ</text:span>　(女の子として育てられてきた男の子。父より歌手としての教育を受けている)</text:p>
      <text:p text:style-name="paragraph"><text:span text:style-name="speaker">クリスティーヌ</text:span>　(天使)</text:p>
      <text:p text:style-name="paragraph"><text:span text:style-name="speaker">ミュリエル</text:span>　(大天使)</text:p>
      <text:p text:style-name="paragraph"><text:span text:style-name="speaker">エミリー</text:span>　(クリスティーヌのペット)</text:p>
      <text:p text:style-name="paragraph"><text:span text:style-name="speaker">ハルカの父</text:span>　(特記事項なし)</text:p>
      <text:p text:style-name="paragraph"><text:span text:style-name="speaker">クリスティーヌの母</text:span>　(特記事項なし)</text:p>
      <text:p text:style-name="page-break"/>
      <text:p text:style-name="section-title-level-1">第一場《ハルカの部屋》</text:p>
      <text:p text:style-name="paragraph"/>
      <text:p text:style-name="paragraph"/>
      <text:p text:style-name="togaki">誰もを魅了するような美しい歌声を部屋じゅうに響かせながら、ハルカは父のことを考えていた。</text:p>
      <text:p text:style-name="togaki">ハルカの脳裏に、父の言葉が浮かんでは消えていく。</text:p>
      <text:p text:style-name="paragraph"/>
      <text:p text:style-name="paragraph"><text:span text:style-name="speaker">ハルカの父</text:span>　――ハルカ！　また外で遊んでおったのか！　お前の大切な声帯が傷つきでもしたらどうするつもりだ！</text:p>
      <text:p text:style-name="paragraph"><text:span text:style-name="speaker">ハルカの父</text:span>　――わかっておくれ、ハルカ。これは<text:ruby text:style-name="ruby"><text:ruby-base>杳子</text:ruby-base><text:ruby-text text:style-name="ruby-text">ようこ</text:ruby-text></text:ruby>のため。お前のママのためなんだよ。</text:p>
      <text:p text:style-name="paragraph"><text:span text:style-name="speaker">ハルカの父</text:span>　――杳子……！　頼む、目を開けてくれ、杳子……！</text:p>
      <text:p text:style-name="paragraph"><text:span text:style-name="speaker">ハルカの父</text:span>　――お前は応えなければいけない。杳子の歌を求める世間の期待に、応えなければいけないのだ。</text:p>
      <text:p text:style-name="paragraph"><text:span text:style-name="speaker">ハルカの父</text:span>　――聴いてごらん、杳子。君に負けず劣らず、いい歌声じゃあないか。</text:p>
      <text:p text:style-name="paragraph"><text:span text:style-name="speaker">ハルカの父</text:span>　――どうして言うことをきけんのだ！　ママのことが好きじゃないのか！</text:p>
      <text:p text:style-name="paragraph"><text:span text:style-name="speaker">ハルカの父</text:span>　――もっとも、ハルカは、この先、いろいろなハルカになれるのだから。</text:p>
      <text:p text:style-name="paragraph"><text:span text:style-name="speaker">ハルカの父</text:span>　――ハルカ、お前は私の言うとおりにしているだけでいいのだよ。</text:p>
      <text:p text:style-name="paragraph"><text:span text:style-name="speaker">ハルカの父</text:span>　――私たちが閉ざすわけにはいかない――</text:p>
      <text:p text:style-name="paragraph"><text:span text:style-name="speaker">ハルカの父</text:span>　――そう、なにも考えずともよいのだ――</text:p>
      <text:p text:style-name="paragraph"><text:span text:style-name="speaker">ハルカの父</text:span>　――ハルカの道を――</text:p>
      <text:p text:style-name="paragraph"><text:span text:style-name="speaker">ハルカの父</text:span>　――お前にはその歌声しかない――</text:p>
      <text:p text:style-name="paragraph"><text:span text:style-name="speaker">ハルカの父</text:span>　――今日からお前は女の子だ――</text:p>
      <text:p text:style-name="paragraph"><text:span text:style-name="speaker">ハルカの父</text:span>　――女の子として生きるのだ――</text:p>
      <text:p text:style-name="paragraph"><text:span text:style-name="speaker">ハルカの父</text:span>　――ママの替わりとして生きるのだ――</text:p>
      <text:p text:style-name="paragraph"><text:span text:style-name="speaker">ハルカの父</text:span>　――杳子の替わりとして――</text:p>
      <text:p text:style-name="paragraph"><text:span text:style-name="speaker">ハルカの父</text:span>　――杳子として――</text:p>
      <text:p text:style-name="paragraph"/>
      <text:p text:style-name="togaki">ハルカは歌をやめる。</text:p>
      <text:p text:style-name="paragraph"/>
      <text:p text:style-name="paragraph"><text:span text:style-name="speaker">ハルカ</text:span>　……ちっ。</text:p>
      <text:p text:style-name="paragraph"><text:span text:style-name="speaker">ハルカ</text:span>　あのクソ親父……なんにも見えちゃいねえ。</text:p>
      <text:p text:style-name="paragraph"><text:span text:style-name="speaker">ハルカ</text:span>　僕は人前で歌いたくなんてない。自分の歌なんか大嫌いだ。</text:p>
      <text:p text:style-name="paragraph"/>
      <text:p text:style-name="togaki">どこからともなく声が聞こえる。</text:p>
      <text:p text:style-name="paragraph"/>
      <text:p text:style-name="paragraph"><text:span text:style-name="speaker">クリスティーヌ</text:span>　あら、どうして？　素敵な歌声だったじゃない。</text:p>
      <text:p text:style-name="paragraph"><text:span text:style-name="speaker">ハルカ</text:span>　！</text:p>
      <text:p text:style-name="paragraph"><text:span text:style-name="speaker">クリスティーヌ</text:span>　もったいないよ、あなたの歌声をこんなところで眠らせておくのは。</text:p>
      <text:p text:style-name="paragraph"><text:span text:style-name="speaker">ハルカ</text:span>　まさか、聞こえていたっていうのか。防音窓だってちゃんと閉めていたはずなのに……</text:p>
      <text:p text:style-name="paragraph"/>
      <text:p text:style-name="togaki">慌てて窓を開け、外を見るハルカ。しかしそれらしい人物は見当たらない。</text:p>
      <text:p text:style-name="paragraph"/>
      <text:p text:style-name="paragraph"><text:span text:style-name="speaker">ハルカ</text:span>　おい、誰だ！　どこにいる！</text:p>
      <text:p text:style-name="paragraph"><text:span text:style-name="speaker">クリスティーヌ</text:span>　ふふふ、ばーか。ここだよ、ここ。</text:p>
      <text:p text:style-name="paragraph"><text:span text:style-name="speaker">ハルカ</text:span>　「ここ」……？</text:p>
      <text:p text:style-name="paragraph"><text:span text:style-name="speaker">クリスティーヌ</text:span>　お部屋のなか。ベッドの上。</text:p>
      <text:p text:style-name="paragraph"/>
      <text:p text:style-name="togaki">振り返ると、ベッドの上に寝転んでニヤニヤしながらハルカを見る――天使の姿があった。</text:p>
      <text:p text:style-name="togaki">絵に描いたような天使だった。</text:p>
      <text:p text:style-name="paragraph"/>
      <text:p text:style-name="paragraph"><text:span text:style-name="speaker">ハルカ</text:span>　……</text:p>
      <text:p text:style-name="paragraph"><text:span text:style-name="speaker">クリスティーヌ</text:span>　はーい、こんにちはー。天使でーす。</text:p>
      <text:p text:style-name="paragraph"><text:span text:style-name="speaker">ハルカ</text:span>　……</text:p>
      <text:p text:style-name="paragraph"><text:span text:style-name="speaker">クリスティーヌ</text:span>　あれ？　違ったかな。ハロー、アイ・アム・アン・エンジェル？　英語自信ないんだけどなあ。</text:p>
      <text:p text:style-name="paragraph"><text:span text:style-name="speaker">ハルカ</text:span>　……い、いや。</text:p>
      <text:p text:style-name="paragraph"><text:span text:style-name="speaker">クリスティーヌ</text:span>　うん？</text:p>
      <text:p text:style-name="paragraph"><text:span text:style-name="speaker">ハルカ</text:span>　合ってる。日本語で。</text:p>
      <text:p text:style-name="paragraph"><text:span text:style-name="speaker">クリスティーヌ</text:span>　あら、そう？　よかった。</text:p>
      <text:p text:style-name="paragraph"><text:span text:style-name="speaker">ハルカ</text:span>　……</text:p>
      <text:p text:style-name="paragraph"><text:span text:style-name="speaker">クリスティーヌ</text:span>　もしもーし？</text:p>
      <text:p text:style-name="paragraph"><text:span text:style-name="speaker">ハルカ</text:span>　……</text:p>
      <text:p text:style-name="paragraph"><text:span text:style-name="speaker">クリスティーヌ</text:span>　最近のニンゲンは挨拶もロクにできないの？　私は、こんにちはって言ったんだよ。もしくは、ハローって言ったんだよ。</text:p>
      <text:p text:style-name="paragraph"><text:span text:style-name="speaker">ハルカ</text:span>　お前は――</text:p>
      <text:p text:style-name="paragraph"><text:span text:style-name="speaker">クリスティーヌ</text:span>　「お前」って誰ー？</text:p>
      <text:p text:style-name="paragraph"><text:span text:style-name="speaker">ハルカ</text:span>　……</text:p>
      <text:p text:style-name="paragraph"><text:span text:style-name="speaker">クリスティーヌ</text:span>　私はクリスティーヌ。</text:p>
      <text:p text:style-name="paragraph"><text:span text:style-name="speaker">ハルカ</text:span>　……お前は何者なんだ？　どうやって僕の部屋に入ってきた？</text:p>
      <text:p text:style-name="paragraph"><text:span text:style-name="speaker">クリスティーヌ</text:span>　だから「お前」じゃなくて、クリスティーヌだって。というかその「僕」っていうのもやめてほしいな。私知ってるよ、それ、「ギャップ萌え」ってやつなんだよね？　そんなかわいらしい顔しておいて、かわいらしい格好しておいて、それでいて一人称が「僕」みたいなところがいいってやつなんでしょ？　なんだかそういう、ニンゲンのひねくれたところ、よくわからないんだよね。かわいいものはかわいい――もうシンプルに、それだけでいいじゃないって、私なんかは思うんだけど。</text:p>
      <text:p text:style-name="paragraph"><text:span text:style-name="speaker">ハルカ</text:span>　いいから、こっちの質問に答えろよ。</text:p>
      <text:p text:style-name="paragraph"><text:span text:style-name="speaker">クリスティーヌ</text:span>　その質問、答える必要ある？</text:p>
      <text:p text:style-name="paragraph"><text:span text:style-name="speaker">ハルカ</text:span>　……</text:p>
      <text:p text:style-name="paragraph"><text:span text:style-name="speaker">クリスティーヌ</text:span>　はあ。いいよ、もう。すぐに押し黙っちゃってさ。かわいくないなあ。</text:p>
      <text:p text:style-name="paragraph"><text:span text:style-name="speaker">ハルカ</text:span>　かわい――</text:p>
      <text:p text:style-name="paragraph"><text:span text:style-name="speaker">クリスティーヌ</text:span>　はいはい。ええと、まず、私が何者かというと――、私は天使です。あと、それから、どうやって入ってきたかというと――、普通にすっと壁を通り抜けてきたんです。私は天使だから――ね、答える必要、なかったでしょ？</text:p>
      <text:p text:style-name="paragraph"><text:span text:style-name="speaker">ハルカ</text:span>　天使……本気で言っているのか、それ？</text:p>
      <text:p text:style-name="paragraph"><text:span text:style-name="speaker">クリスティーヌ</text:span>　本気だよ。本気と書いて――なんだっけ？　うん、本気。本気と書いて本気。だってほら、格好が天使っぽいでしょ？</text:p>
      <text:p text:style-name="paragraph"><text:span text:style-name="speaker">ハルカ</text:span>　まあ、たしかに、それはそうなんだけど。</text:p>
      <text:p text:style-name="paragraph"><text:span text:style-name="speaker">クリスティーヌ</text:span>　頭に輪っかだってついてるし。針金とかで無理矢理付けてるわけじゃないよ、これ。タネも仕掛けもない。触ってみる？</text:p>
      <text:p text:style-name="paragraph"><text:span text:style-name="speaker">ハルカ</text:span>　（輪っかを触ろうとして） あれ、すり抜ける……？</text:p>
      <text:p text:style-name="paragraph"><text:span text:style-name="speaker">クリスティーヌ</text:span>　そうそう、触れないんだよね。これは光だから。目印になったりとか、いろいろ役に立つんだけど、まあそれはいいかな。ちなみに普段はオフにもできるよ。ほら（と、輪っかの光を消す）。</text:p>
      <text:p text:style-name="paragraph"><text:span text:style-name="speaker">ハルカ</text:span>　本当だ。消えた……</text:p>
      <text:p text:style-name="paragraph"><text:span text:style-name="speaker">クリスティーヌ</text:span>　はーい、タネも仕掛けもございませーん。</text:p>
      <text:p text:style-name="paragraph"><text:span text:style-name="speaker">ハルカ</text:span>　……</text:p>
      <text:p text:style-name="paragraph"><text:span text:style-name="speaker">クリスティーヌ</text:span>　え。なに、まだ疑っているの？　本当にニンゲンは素直じゃないなあ。「地獄落ち」が増えたとは聞いてたけど、さもありなんって感じだね。</text:p>
      <text:p text:style-name="paragraph"><text:span text:style-name="speaker">ハルカ</text:span>　だって、信じられるわけないだろう。天使なんて――</text:p>
      <text:p text:style-name="paragraph"><text:span text:style-name="speaker">クリスティーヌ</text:span>　いるはずがない？</text:p>
      <text:p text:style-name="paragraph"><text:span text:style-name="speaker">ハルカ</text:span>　……ああ。</text:p>
      <text:p text:style-name="paragraph"><text:span text:style-name="speaker">クリスティーヌ</text:span>　でも、私の格好を見て、天使っぽいなって思ったでしょ？　思い描いたとおりの天使がいたわけでしょ？　なのにどうして、いるはずがないって決めつけるのかな。それじゃあ、どんな天使が現れたら、あなたは信じるわけ？</text:p>
      <text:p text:style-name="paragraph"><text:span text:style-name="speaker">ハルカ</text:span>　いや、だって。それは――</text:p>
      <text:p text:style-name="paragraph"><text:span text:style-name="speaker">クリスティーヌ</text:span>　まあ、習ったから知っているんだけどね。ニンゲンは霊力が低いからしかたがないんだって。天界と地獄がいろいろな場所にいろいろな形で情報をばらまいても、信じてくれるのはごく一握りだけ。でも、それで私たちの取り分はうまい具合にバランスされてて、現状で割と充分みたいなんだけど――よっ（と、背中の羽を動かして、部屋の中を飛び回る）。</text:p>
      <text:p text:style-name="paragraph"><text:span text:style-name="speaker">ハルカ</text:span>　うわあ！　――と、飛んでる……？</text:p>
      <text:p text:style-name="paragraph"><text:span text:style-name="speaker">クリスティーヌ</text:span>　飛んでるよー。</text:p>
      <text:p text:style-name="paragraph"><text:span text:style-name="speaker">ハルカ</text:span>　本当に天使なのか？</text:p>
      <text:p text:style-name="paragraph"><text:span text:style-name="speaker">クリスティーヌ</text:span>　だからさっきからそう言ってるじゃない――ふっ（と、ハルカの前に降り立つ）。羽も、触ってみる？</text:p>
      <text:p text:style-name="paragraph"><text:span text:style-name="speaker">ハルカ</text:span>　（おそるおそる、クリスティーヌの羽を触りながら）……こっちはちゃんと触れる。それに、温かい。</text:p>
      <text:p text:style-name="paragraph"><text:span text:style-name="speaker">クリスティーヌ</text:span>　作り物に見える？</text:p>
      <text:p text:style-name="paragraph"><text:span text:style-name="speaker">ハルカ</text:span>　いや、本物としか……思えない。</text:p>
      <text:p text:style-name="paragraph"><text:span text:style-name="speaker">クリスティーヌ</text:span>　はー、やっとわかってくれたかー。これだから本当はニンゲンとは会いたくないんだよね。ただでさえ――</text:p>
      <text:p text:style-name="paragraph"><text:span text:style-name="speaker">ハルカ</text:span>　じゃあ――</text:p>
      <text:p text:style-name="paragraph"><text:span text:style-name="speaker">クリスティーヌ</text:span>　ん？</text:p>
      <text:p text:style-name="paragraph"><text:span text:style-name="speaker">ハルカ</text:span>　人間とは会いたくないっていうなら、天使が僕の家になんの用なんだ？　なんの目的で部屋に入ってきた？　僕をどうにかするつもりなのか？</text:p>
      <text:p text:style-name="paragraph"><text:span text:style-name="speaker">クリスティーヌ</text:span>　お。正解。</text:p>
      <text:p text:style-name="paragraph"><text:span text:style-name="speaker">ハルカ</text:span>　ん？</text:p>
      <text:p text:style-name="paragraph"><text:span text:style-name="speaker">クリスティーヌ</text:span>　あなたをどうにかしちゃうつもりです。</text:p>
      <text:p text:style-name="paragraph"><text:span text:style-name="speaker">ハルカ</text:span>　……</text:p>
      <text:p text:style-name="paragraph"><text:span text:style-name="speaker">クリスティーヌ</text:span>　単刀直入に言うね。</text:p>
      <text:p text:style-name="paragraph"><text:span text:style-name="speaker">クリスティーヌ</text:span>　ねえ、あなた。私の代わりに天使をやってくれない？</text:p>
      <text:p text:style-name="paragraph"><text:span text:style-name="speaker">ハルカ</text:span>　は？</text:p>
      <text:p text:style-name="paragraph"><text:span text:style-name="speaker">クリスティーヌ</text:span>　私の代わりに天使をやってほしいの。</text:p>
      <text:p text:style-name="paragraph"><text:span text:style-name="speaker">ハルカ</text:span>　それってどういう……</text:p>
      <text:p text:style-name="paragraph"><text:span text:style-name="speaker">クリスティーヌ</text:span>　あなたの歌声が必要なのよ。</text:p>
      <text:p text:style-name="paragraph"><text:span text:style-name="speaker">ハルカ</text:span>　どいつもこいつも結局、僕の歌目当てなのかよ――（と、黙る）</text:p>
      <text:p text:style-name="paragraph"><text:span text:style-name="speaker">クリスティーヌ</text:span>　（ハルカの様子を気にも掛けずに）本当にステキな歌声だったなあ。私が男だったら一発で惚れていたくらいに。ニンゲンにしておくのは惜しいくらいに。</text:p>
      <text:p text:style-name="paragraph"><text:span text:style-name="speaker">クリスティーヌ</text:span>　まあ、天使にしては、ちょっとお胸が貧相かもしれないけれど、でもそれを補って余りある歌声だったから、もうまったく気にしなくて大丈夫。顔立ちも整っているし、きっと素晴らしい天使になれるわ！</text:p>
      <text:p text:style-name="paragraph"><text:span text:style-name="speaker">クリスティーヌ</text:span>　それじゃあ、さっそく行きましょう！　ちょっと痛いかもしれないけど、まあ一瞬だと思うから、ガマンしてね。</text:p>
      <text:p text:style-name="paragraph"><text:span text:style-name="speaker">ハルカ</text:span>　お、おい……？　行くって、どこに？　痛い……？</text:p>
      <text:p text:style-name="paragraph"><text:span text:style-name="speaker">クリスティーヌ</text:span>　私、これでも、キックボクシングやってたから。――えいっ。</text:p>
      <text:p text:style-name="paragraph"/>
      <text:p text:style-name="togaki">強烈な一撃を浴びせられ、気を失うハルカ。</text:p>
      <text:p text:style-name="paragraph"/>
      <text:p text:style-name="paragraph"><text:span text:style-name="speaker">クリスティーヌ</text:span>　こうやってしばらく眠っててもらうの、ちょっと得意なんだよね。</text:p>
      <text:p text:style-name="page-break"/>
      <text:p text:style-name="section-title-level-1">第二場《天界：クリスティーヌの家》</text:p>
      <text:p text:style-name="paragraph"/>
      <text:p text:style-name="paragraph"><text:span text:style-name="speaker">クリスティーヌ</text:span>　い、いやあああああああああああああああああああああ！</text:p>
      <text:p text:style-name="paragraph"/>
      <text:p text:style-name="togaki">突如として鳴り響くクリスティーヌの悲鳴に、ゆっくりと意識を覚醒させていくハルカ。</text:p>
      <text:p text:style-name="paragraph"/>
      <text:p text:style-name="paragraph"><text:span text:style-name="speaker">ハルカ</text:span>　……んん、あれ……？　ここは……？</text:p>
      <text:p text:style-name="paragraph"><text:span text:style-name="speaker">クリスティーヌ</text:span>　あ、あ、あ、あな、あな、あなた！　……お、お、お、……ち……</text:p>
      <text:p text:style-name="paragraph"><text:span text:style-name="speaker">ハルカ</text:span>　ん？　あ……お前！</text:p>
      <text:p text:style-name="paragraph"><text:span text:style-name="speaker">クリスティーヌ</text:span>　「お前」って言わないで！　私はクリスティーヌ！　――そんなことより！</text:p>
      <text:p text:style-name="paragraph"><text:span text:style-name="speaker">クリスティーヌ</text:span>　あなた、男の子だったの⁉</text:p>
      <text:p text:style-name="paragraph"><text:span text:style-name="speaker">ハルカ</text:span>　え？</text:p>
      <text:p text:style-name="paragraph"><text:span text:style-name="speaker">クリスティーヌ</text:span>　（目を背けながら）その、それ！　あなたの、その、そ、そ、それそれそれ！</text:p>
      <text:p text:style-name="paragraph"/>
      <text:p text:style-name="togaki">指をハルカに向けてぶんぶんと振り回すクリスティーヌ。</text:p>
      <text:p text:style-name="togaki">ハルカが自分の姿を見やると、着ていた服という服がすべて脱がされていることに気がつく。</text:p>
      <text:p text:style-name="paragraph"/>
      <text:p text:style-name="paragraph"><text:span text:style-name="speaker">ハルカ</text:span>　う、うわあああああああああああああああああああああああああ！</text:p>
      <text:p text:style-name="paragraph"><text:span text:style-name="speaker">ハルカ</text:span>　な、な、な、なん、なん、なんで⁉　なんで僕は全裸になっているんだ⁉</text:p>
      <text:p text:style-name="paragraph"><text:span text:style-name="speaker">クリスティーヌ</text:span>　しょうがないじゃない！　あなたがなかなか起きないから、とりあえず天使服だけでも着せてあげようと思ったんだもん！</text:p>
      <text:p text:style-name="paragraph"><text:span text:style-name="speaker">ハルカ</text:span>　全部脱がせることないだろ！　下着の時点で気がつけよ！</text:p>
      <text:p text:style-name="paragraph"><text:span text:style-name="speaker">クリスティーヌ</text:span>　下着なんてニンゲンだけの文化が私にわかるわけないじゃない！</text:p>
      <text:p text:style-name="paragraph"><text:span text:style-name="speaker">ハルカ</text:span>　え？　じゃ、じゃあ、お前……（と、クリスティーヌの全身を眺めてしまう）</text:p>
      <text:p text:style-name="paragraph"><text:span text:style-name="speaker">クリスティーヌ</text:span>　きゃああああ！　い、イヤらしい目で私を見ないでよおおおおお！　エ、エミリー！</text:p>
      <text:p text:style-name="paragraph"/>
      <text:p text:style-name="togaki">クリスティーヌは、部屋の中にピョコンと座っていた、猫とも犬ともネズミともウサギとも鳥とも猿とも亀とも蛇ともつかない、謎の小動物に呼びかけた。</text:p>
      <text:p text:style-name="togaki">ハルカがそれを認めるなり、つと、エミリーと呼ばれたその小動物が、ハルカに飛びかかる！</text:p>
      <text:p text:style-name="paragraph"/>
      <text:p text:style-name="paragraph"><text:span text:style-name="speaker">エミリー</text:span>　キュイ！（と、ハルカの肩にかぶりつく）</text:p>
      <text:p text:style-name="paragraph"><text:span text:style-name="speaker">ハルカ</text:span>　痛痛痛痛っ！　なんなんだ、この生き物は！</text:p>
      <text:p text:style-name="paragraph"><text:span text:style-name="speaker">クリスティーヌ</text:span>　私のペットのエミリー。かわいいでしょう？　――うん、よくやったわ、エミリー。そのくらいでいいわ。</text:p>
      <text:p text:style-name="paragraph"><text:span text:style-name="speaker">エミリー</text:span>　キュイ！（と、ハルカの頭に座る）</text:p>
      <text:p text:style-name="paragraph"><text:span text:style-name="speaker">クリスティーヌ</text:span>　あら、エミリー、そいつの肩が気に入ったの？</text:p>
      <text:p text:style-name="paragraph"><text:span text:style-name="speaker">エミリー</text:span>　キュイ！</text:p>
      <text:p text:style-name="paragraph"><text:span text:style-name="speaker">ハルカ</text:span>　おい、いきなり「そいつ」呼ばわりかよ。</text:p>
      <text:p text:style-name="paragraph"><text:span text:style-name="speaker">クリスティーヌ</text:span>　あなたもさっきどさくさに紛れて「お前」って言ったでしょう。気づかないとでも思ったの？　この変態。</text:p>
      <text:p text:style-name="paragraph"><text:span text:style-name="speaker">ハルカ</text:span>　僕のどこが変態なんだよ！　僕の服を脱がせたのはお前だろう！</text:p>
      <text:p text:style-name="paragraph"><text:span text:style-name="speaker">クリスティーヌ</text:span>　うるさい！　男のクセになんで女の子の格好していたのよ。あんなの間違えるに決まっているじゃない！</text:p>
      <text:p text:style-name="paragraph"><text:span text:style-name="speaker">ハルカ</text:span>　家庭の方針なんだから仕方がないだろう！</text:p>
      <text:p text:style-name="paragraph"><text:span text:style-name="speaker">クリスティーヌ</text:span>　そんな家庭の方針があるわけないでしょう！</text:p>
      <text:p text:style-name="paragraph"><text:span text:style-name="speaker">ハルカ</text:span>　あるったらあるんだよ！</text:p>
      <text:p text:style-name="paragraph"><text:span text:style-name="speaker">クリスティーヌ</text:span>　わ、近づかないでよ変態！</text:p>
      <text:p text:style-name="paragraph"><text:span text:style-name="speaker">クリスティーヌの母</text:span>　ちょっと！　クリスティーヌ！　さっきからうるさいわよ！</text:p>
      <text:p text:style-name="paragraph"/>
      <text:p text:style-name="togaki">遠くから聞こえてくるクリスティーヌの母の声で、一瞬にして部屋に沈黙が落ちる。</text:p>
      <text:p text:style-name="paragraph"/>
      <text:p text:style-name="paragraph"><text:span text:style-name="speaker">クリスティーヌ</text:span>　お母様……！　ごめんなさい、ちょっと、その、いろいろあって……</text:p>
      <text:p text:style-name="paragraph"><text:span text:style-name="speaker">クリスティーヌの母</text:span>　もう、夕方の忙しいときに、いったいなんなのよ。</text:p>
      <text:p text:style-name="paragraph"/>
      <text:p text:style-name="togaki">クリスティーヌの母が近づいてくる。</text:p>
      <text:p text:style-name="paragraph"/>
      <text:p text:style-name="paragraph"><text:span text:style-name="speaker">クリスティーヌ</text:span>　わ、どうしよう、お母様が来ちゃう。――（ハルカに）あなた！</text:p>
      <text:p text:style-name="paragraph"><text:span text:style-name="speaker">ハルカ</text:span>　え？</text:p>
      <text:p text:style-name="paragraph"><text:span text:style-name="speaker">クリスティーヌ</text:span>　ちょっと、この天使服着て！　ワンピースだから、そのまま被って！</text:p>
      <text:p text:style-name="paragraph"><text:span text:style-name="speaker">ハルカ</text:span>　おい……</text:p>
      <text:p text:style-name="paragraph"><text:span text:style-name="speaker">クリスティーヌ</text:span>　お願い！　早く！　――もう、えいっ！（と、業を煮やしてハルカに強引にワンピースを着せる）</text:p>
      <text:p text:style-name="paragraph"><text:span text:style-name="speaker">ハルカ</text:span>　わ、わわっ！</text:p>
      <text:p text:style-name="paragraph"/>
      <text:p text:style-name="togaki">ハルカにワンピースを被せて、座らせるクリスティーヌ。</text:p>
      <text:p text:style-name="togaki">と同時に、部屋のドアが開かれ、クリスティーヌの母が顔をのぞき込ませてくる。</text:p>
      <text:p text:style-name="paragraph"/>
      <text:p text:style-name="paragraph"><text:span text:style-name="speaker">クリスティーヌの母</text:span>　どうしたのよ……あら。</text:p>
      <text:p text:style-name="paragraph"><text:span text:style-name="speaker">クリスティーヌ</text:span>　うふふふふ。お母様。どうも。</text:p>
      <text:p text:style-name="paragraph"><text:span text:style-name="speaker">クリスティーヌの母</text:span>　そちらの子は？　お友達？</text:p>
      <text:p text:style-name="paragraph"><text:span text:style-name="speaker">クリスティーヌ</text:span>　そう、そうなの！　お友達！　大親友！　大親友の――大親友の――</text:p>
      <text:p text:style-name="paragraph"><text:span text:style-name="speaker">クリスティーヌの母</text:span>　大親友の？</text:p>
      <text:p text:style-name="paragraph"><text:span text:style-name="speaker">クリスティーヌ</text:span>　大親友の――ええと――（小声でハルカに）名前、なんていうの？</text:p>
      <text:p text:style-name="paragraph"><text:span text:style-name="speaker">ハルカ</text:span>　（クリスティーヌに）……知らなかったのかよ。</text:p>
      <text:p text:style-name="paragraph"><text:span text:style-name="speaker">ハルカ</text:span>　えっと、はじめまして。ハルカです。ハルカって言います。クリスティーヌちゃんのお母様、騒がしくしてしまってごめんなさい。</text:p>
      <text:p text:style-name="paragraph"><text:span text:style-name="speaker">クリスティーヌ</text:span>　そう、大親友のハルカちゃん！　ハルカちゃんとね、ちょっと、その、遊んでいたの！</text:p>
      <text:p text:style-name="paragraph"><text:span text:style-name="speaker">クリスティーヌの母</text:span>　遊んで……？　あなた、明日普通天使試験じゃない。そんなことしている場合じゃ――</text:p>
      <text:p text:style-name="paragraph"><text:span text:style-name="speaker">クリスティーヌ</text:span>　あ、違うの！　遊んでいたというか、勉強していたというか――</text:p>
      <text:p text:style-name="paragraph"><text:span text:style-name="speaker">クリスティーヌの母</text:span>　でも、勉強というより、あなたの場合は歌が――</text:p>
      <text:p text:style-name="paragraph"><text:span text:style-name="speaker">クリスティーヌ</text:span>　とにかく！　大丈夫だから！　ハルカちゃん、大親友だから！</text:p>
      <text:p text:style-name="paragraph"><text:span text:style-name="speaker">クリスティーヌの母</text:span>　そういう問題じゃあ――</text:p>
      <text:p text:style-name="paragraph"/>
      <text:p text:style-name="togaki">ハルカ、歌う。</text:p>
      <text:p text:style-name="paragraph"/>
      <text:p text:style-name="paragraph"><text:span text:style-name="speaker">クリスティーヌの母</text:span>　あらあら……</text:p>
      <text:p text:style-name="paragraph"><text:span text:style-name="speaker">ハルカ</text:span>　私、クリスティーヌちゃんに歌を教えていたんです。でもクリスティーヌちゃんったら、急にわめきだしてしまって……</text:p>
      <text:p text:style-name="paragraph"><text:span text:style-name="speaker">クリスティーヌ</text:span>　（小声で）ちょっと！</text:p>
      <text:p text:style-name="paragraph"><text:span text:style-name="speaker">ハルカ</text:span>　（小声で）ふん。</text:p>
      <text:p text:style-name="paragraph"><text:span text:style-name="speaker">クリスティーヌの母</text:span>　ハルカちゃんたら、ずいぶんと歌がお上手なのね。それに引き替えウチの子ったら、音痴だから。</text:p>
      <text:p text:style-name="paragraph"><text:span text:style-name="speaker">クリスティーヌ</text:span>　あ……。</text:p>
      <text:p text:style-name="paragraph"><text:span text:style-name="speaker">ハルカ</text:span>　いえいえ――えっ？　音痴？</text:p>
      <text:p text:style-name="paragraph"><text:span text:style-name="speaker">クリスティーヌの母</text:span>　本当に、もう……音痴な天使なんて前代未聞すぎて。明日の試験だってどうなるものか不安だったけれど、でもハルカちゃんが教えてくれるならなんとかなるかもしれないわね。ごめんなさいね、ご面倒をおかけして。</text:p>
      <text:p text:style-name="paragraph"><text:span text:style-name="speaker">ハルカ</text:span>　とんでもないです。私たちこそ、うるさくしてすみませんでした。もう少し静かにしますんで。させますんで。</text:p>
      <text:p text:style-name="paragraph"><text:span text:style-name="speaker">クリスティーヌの母</text:span>　本当にありがとうね。あんまりおかまいもできなくて申し訳ないけれど、今度ゆっくりお礼でもさせてちょうだいね。</text:p>
      <text:p text:style-name="paragraph"><text:span text:style-name="speaker">ハルカ</text:span>　そんな。すみません。恐縮です。</text:p>
      <text:p text:style-name="paragraph"><text:span text:style-name="speaker">クリスティーヌの母</text:span>　ふふ。誰かさんと違って、礼儀正しくて、落ち着いていて、いい子ね。それじゃあ、ごゆっくり。</text:p>
      <text:p text:style-name="paragraph"/>
      <text:p text:style-name="togaki">クリスティーヌの母、部屋を出て行く。</text:p>
      <text:p text:style-name="paragraph"/>
      <text:p text:style-name="paragraph"><text:span text:style-name="speaker">ハルカ</text:span>　ふう……</text:p>
      <text:p text:style-name="paragraph"><text:span text:style-name="speaker">クリスティーヌ</text:span>　「私」。</text:p>
      <text:p text:style-name="paragraph"><text:span text:style-name="speaker">ハルカ</text:span>　ん？</text:p>
      <text:p text:style-name="paragraph"><text:span text:style-name="speaker">クリスティーヌ</text:span>　「私、クリスティーヌちゃんに歌を教えていたんです。でもクリスティーヌちゃんったら、急にわめきだしてしまって……」。</text:p>
      <text:p text:style-name="paragraph"><text:span text:style-name="speaker">ハルカ</text:span>　……</text:p>
      <text:p text:style-name="paragraph"><text:span text:style-name="speaker">クリスティーヌ</text:span>　おほほほ。家庭の方針だけあって、随分と女真似が上手くていらっしゃるようで。おほほほほ――</text:p>
      <text:p text:style-name="paragraph"><text:span text:style-name="speaker">エミリー</text:span>　（嘲笑するように）キュイ、キュイ！</text:p>
      <text:p text:style-name="paragraph"><text:span text:style-name="speaker">ハルカ</text:span>　――音痴？</text:p>
      <text:p text:style-name="paragraph"><text:span text:style-name="speaker">クリスティーヌ</text:span>　ほほ――</text:p>
      <text:p text:style-name="paragraph"><text:span text:style-name="speaker">ハルカ</text:span>　音痴なの？　お前？</text:p>
      <text:p text:style-name="paragraph"><text:span text:style-name="speaker">クリスティーヌ</text:span>　……</text:p>
      <text:p text:style-name="paragraph"><text:span text:style-name="speaker">ハルカ</text:span>　あと、試験がどうのってさっき話に出てたけど――ひょっとして僕に代わりに試験を受けろってことじゃないよな？　その試験でお前の代わりに歌えってことじゃないよな？</text:p>
      <text:p text:style-name="paragraph"><text:span text:style-name="speaker">クリスティーヌ</text:span>　……</text:p>
      <text:p text:style-name="paragraph"><text:span text:style-name="speaker">ハルカ</text:span>　おい！</text:p>
      <text:p text:style-name="paragraph"><text:span text:style-name="speaker">クリスティーヌ</text:span>　……正解。</text:p>
      <text:p text:style-name="paragraph"><text:span text:style-name="speaker">ハルカ</text:span>　ダメだ。</text:p>
      <text:p text:style-name="paragraph"><text:span text:style-name="speaker">クリスティーヌ</text:span>　な、なんでよ。</text:p>
      <text:p text:style-name="paragraph"><text:span text:style-name="speaker">ハルカ</text:span>　……僕は人前で歌いたくないんだ。</text:p>
      <text:p text:style-name="paragraph"><text:span text:style-name="speaker">クリスティーヌ</text:span>　人じゃないよ。天使だよ。</text:p>
      <text:p text:style-name="paragraph"><text:span text:style-name="speaker">ハルカ</text:span>　そういう問題じゃない！</text:p>
      <text:p text:style-name="paragraph"/>
      <text:p text:style-name="togaki">ハルカ、瞬間的に頭に血が上り、クリスティーヌの肩につかみかかってしまう。</text:p>
      <text:p text:style-name="paragraph"/>
      <text:p text:style-name="paragraph"><text:span text:style-name="speaker">クリスティーヌ</text:span>　きゃっ！　肩……痛い。そんなに強くつかまないで……</text:p>
      <text:p text:style-name="paragraph"><text:span text:style-name="speaker">ハルカ</text:span>　（はっと我に返り）あ。悪い……。</text:p>
      <text:p text:style-name="paragraph"/>
      <text:p text:style-name="togaki">ハルカの頭上に座っていたエミリーが、爪でハルカの頭をひっかいて攻撃する。</text:p>
      <text:p text:style-name="paragraph"/>
      <text:p text:style-name="paragraph"><text:span text:style-name="speaker">エミリー</text:span>　キュイ！</text:p>
      <text:p text:style-name="paragraph"><text:span text:style-name="speaker">ハルカ</text:span>　いてて！　おい、この動物、なにするんだ！　この！</text:p>
      <text:p text:style-name="paragraph"><text:span text:style-name="speaker">クリスティーヌ</text:span>　エミリー。やめてあげて。私が悪かったから。</text:p>
      <text:p text:style-name="paragraph"><text:span text:style-name="speaker">エミリー</text:span>　……キュイ（と、爪を離す）。</text:p>
      <text:p text:style-name="paragraph"/>
      <text:p text:style-name="togaki">間。</text:p>
      <text:p text:style-name="paragraph"/>
      <text:p text:style-name="paragraph"><text:span text:style-name="speaker">クリスティーヌ</text:span>　どうしても、ダメ？</text:p>
      <text:p text:style-name="paragraph"><text:span text:style-name="speaker">ハルカ</text:span>　ダメだ。</text:p>
      <text:p text:style-name="paragraph"><text:span text:style-name="speaker">クリスティーヌ</text:span>　天使に恩を売っておくと、いいことあるかもしれないよ？</text:p>
      <text:p text:style-name="paragraph"><text:span text:style-name="speaker">ハルカ</text:span>　この期に及んで「かもしれない」かよ。</text:p>
      <text:p text:style-name="paragraph"><text:span text:style-name="speaker">クリスティーヌ</text:span>　あ。えっと、いいことあるよ？</text:p>
      <text:p text:style-name="paragraph"><text:span text:style-name="speaker">ハルカ</text:span>　それでもダメだ。</text:p>
      <text:p text:style-name="paragraph"><text:span text:style-name="speaker">クリスティーヌ</text:span>　そっか。じゃあ、ひとつ訊いてもいい？</text:p>
      <text:p text:style-name="paragraph"><text:span text:style-name="speaker">ハルカ</text:span>　なんだよ。</text:p>
      <text:p text:style-name="paragraph"><text:span text:style-name="speaker">クリスティーヌ</text:span>　さっき、怒らせちゃったよね、私。</text:p>
      <text:p text:style-name="paragraph"><text:span text:style-name="speaker">ハルカ</text:span>　ああ、いや、あれは僕も悪かった。その、思わず……</text:p>
      <text:p text:style-name="paragraph"><text:span text:style-name="speaker">クリスティーヌ</text:span>　ううん。そうじゃなくて。なんで怒らせちゃったのかなって。なんで怒っちゃったのかなって。</text:p>
      <text:p text:style-name="paragraph"><text:span text:style-name="speaker">ハルカ</text:span>　……</text:p>
      <text:p text:style-name="paragraph"><text:span text:style-name="speaker">クリスティーヌ</text:span>　人前で歌うの、そんなにイヤ？</text:p>
      <text:p text:style-name="paragraph"><text:span text:style-name="speaker">ハルカ</text:span>　……人じゃなくて、天使なんだろ。</text:p>
      <text:p text:style-name="paragraph"><text:span text:style-name="speaker">クリスティーヌ</text:span>　……</text:p>
      <text:p text:style-name="paragraph"><text:span text:style-name="speaker">エミリー</text:span>　（ドスをきかせて）キュイ。</text:p>
      <text:p text:style-name="paragraph"><text:span text:style-name="speaker">ハルカ</text:span>　悪かった。――僕は、自分の歌が嫌いなんだよ。</text:p>
      <text:p text:style-name="paragraph"><text:span text:style-name="speaker">クリスティーヌ</text:span>　どうして……？　きれいな歌声だったのに。</text:p>
      <text:p text:style-name="paragraph"><text:span text:style-name="speaker">ハルカ</text:span>　それでも！　――嫌いなんだよ。自分の歌が嫌いなんだ。自分の歌を好いてくれる人が嫌いなんだ。自分の歌に関わるなにもかもがぜんぶ、嫌いなんだ。</text:p>
      <text:p text:style-name="paragraph"><text:span text:style-name="speaker">クリスティーヌ</text:span>　そんなのもったいないよ。</text:p>
      <text:p text:style-name="paragraph"><text:span text:style-name="speaker">ハルカ</text:span>　もったいなくなんてない。</text:p>
      <text:p text:style-name="paragraph"><text:span text:style-name="speaker">クリスティーヌ</text:span>　もったいないよ……ずっといいじゃない。歌が下手より、ずっといいじゃない。まるでイヤミよ。パンがないからってドヤ顔でケーキをムシャムシャと食べているくらいにイヤミよ。</text:p>
      <text:p text:style-name="paragraph"><text:span text:style-name="speaker">ハルカ</text:span>　そんなことない。歌がうまくていいことなんてひとつも――</text:p>
      <text:p text:style-name="paragraph"><text:span text:style-name="speaker">クリスティーヌ</text:span>　天使をやめなくて済むもの。</text:p>
      <text:p text:style-name="paragraph"><text:span text:style-name="speaker">ハルカ</text:span>　……え？</text:p>
      <text:p text:style-name="paragraph"><text:span text:style-name="speaker">クリスティーヌ</text:span>　少なくとも私の歌が上手ければ、天使をやめなくて済む。ニンゲンに食べられなくて済む。</text:p>
      <text:p text:style-name="paragraph"/>
      <text:p text:style-name="togaki">間。</text:p>
      <text:p text:style-name="paragraph"/>
      <text:p text:style-name="paragraph"><text:span text:style-name="speaker">ハルカ</text:span>　天使を……やめる？　人間に、食べられる？</text:p>
      <text:p text:style-name="paragraph"><text:span text:style-name="speaker">クリスティーヌ</text:span>　うん。そんなにびっくりするとは、思わなかったな。</text:p>
      <text:p text:style-name="paragraph"><text:span text:style-name="speaker">ハルカ</text:span>　いや、だって。なんのことを言っているのかわからないけれど。でも、食べられるって……</text:p>
      <text:p text:style-name="paragraph"><text:span text:style-name="speaker">クリスティーヌ</text:span>　これだからニンゲンは……霊力も低くて、教養もないニンゲンは、なんにも知らないんだよね。そうして私はなんにも知らないニンゲンに食べられちゃうの。なんにも知らないまま、食べられちゃうの。</text:p>
      <text:p text:style-name="paragraph"><text:span text:style-name="speaker">ハルカ</text:span>　天使を――仮にやめるとして、どうしてお前はそれで人間に食べられることになるんだ？</text:p>
      <text:p text:style-name="paragraph"><text:span text:style-name="speaker">クリスティーヌ</text:span>　そっか。「やめる」って言い方がよくなかったね。たぶんあなたにもわかりやすく言うと、「死ぬ」。「殺される」。</text:p>
      <text:p text:style-name="paragraph"><text:span text:style-name="speaker">ハルカ</text:span>　し、死ぬ……</text:p>
      <text:p text:style-name="paragraph"><text:span text:style-name="speaker">クリスティーヌ</text:span>　だって歌も歌えない天使だもの。なんの役にも立たない天使だもの。いくら頭がよくたって、運動神経がよくたって、歌が歌えないなら天使の仕事をまっとうできないの。だからせめて、死んで、ニンゲンの食料になることで、結果的に天界に貢献するしかないじゃない？</text:p>
      <text:p text:style-name="paragraph"><text:span text:style-name="speaker">ハルカ</text:span>　……</text:p>
      <text:p text:style-name="paragraph"><text:span text:style-name="speaker">クリスティーヌ</text:span>　残酷に聞こえる？</text:p>
      <text:p text:style-name="paragraph"><text:span text:style-name="speaker">ハルカ</text:span>　「聞こえる」どころじゃあ――ない。</text:p>
      <text:p text:style-name="paragraph"><text:span text:style-name="speaker">クリスティーヌ</text:span>　うん、でも。わからないんだよね。私たちにはわからない。これがどうして残酷なのかわからない。ニンゲンの感性がわからない。</text:p>
      <text:p text:style-name="paragraph"><text:span text:style-name="speaker">ハルカ</text:span>　感性とか、そういう問題なのか……？　天使をやめる――死ぬってことは、つまり、お前は、生きられなくなるってことなんだろう。辛くはないのか。もっと生きたいとか思わないのか。</text:p>
      <text:p text:style-name="paragraph"><text:span text:style-name="speaker">クリスティーヌ</text:span>　そりゃあ、うん、本当は私だってもうちょっと生きたいんだけどね。</text:p>
      <text:p text:style-name="paragraph"><text:span text:style-name="speaker">ハルカ</text:span>　当然だろ。</text:p>
      <text:p text:style-name="paragraph"><text:span text:style-name="speaker">クリスティーヌ</text:span>　もうちょっとっていっても、百年とか二百年とかだけどね。だって私は天使ですから。――でも、天使をやめる話は、案外すぐやってくるかもしれない。明日にでもやってくるかもしれない。いままで、私が歌えないことは極力隠してきたんだけど。</text:p>
      <text:p text:style-name="paragraph"><text:span text:style-name="speaker">ハルカ</text:span>　明日の……試験か。</text:p>
      <text:p text:style-name="paragraph"><text:span text:style-name="speaker">クリスティーヌ</text:span>　うん。そこでどうやったってバレちゃう。私が天使失格だってことがバレちゃう。そうなったらどんな審判がくだされるかわからない。ちょっとはチャンスがもらえるかもわからないけれど、でも、歌が下手なことなんて、私が一番よく知っているんだから……ちょっとやそっとのチャンスでなんとかなるくらいだったら、そんなもの、とっくになんとかしているに決まっているじゃない。――だから、遅かれ早かれ、私は天使をやめることになる。それはたぶん、生まれたときから決まっている話なんだよね。</text:p>
      <text:p text:style-name="paragraph"><text:span text:style-name="speaker">ハルカ</text:span>　生まれたときから決まっている話なんて、ない。</text:p>
      <text:p text:style-name="paragraph"><text:span text:style-name="speaker">クリスティーヌ</text:span>　あるよ。</text:p>
      <text:p text:style-name="paragraph"><text:span text:style-name="speaker">ハルカ</text:span>　ない。</text:p>
      <text:p text:style-name="paragraph"><text:span text:style-name="speaker">クリスティーヌ</text:span>　……まあ、うん、でも、いいんだ。どうせ長くごまかせるわけはないと思っていたわけだし。覚悟を決める覚悟は、とっくの昔にできていたから。だから、消えること自体はそんなに怖くないんだ。ただ、――</text:p>
      <text:p text:style-name="paragraph"><text:span text:style-name="speaker">ハルカ</text:span>　ただ？</text:p>
      <text:p text:style-name="paragraph"><text:span text:style-name="speaker">クリスティーヌ</text:span>　せめて私、なにも知らないニンゲンより、ちょっとは知ってくれているあなたに――ハルカに、私のこと、食べてほしいな。</text:p>
      <text:p text:style-name="paragraph"><text:span text:style-name="speaker">ハルカ</text:span>　ダメだ。</text:p>
      <text:p text:style-name="paragraph"><text:span text:style-name="speaker">クリスティーヌ</text:span>　ケチ。これもダメなの？　そんなに高くないよ。たぶん、たしか、千円とか二千円くらい。いや、五百円くらい？</text:p>
      <text:p text:style-name="paragraph"><text:span text:style-name="speaker">ハルカ</text:span>　僕はお前なんて食べたくない。</text:p>
      <text:p text:style-name="paragraph"><text:span text:style-name="speaker">クリスティーヌ</text:span>　それは残念。</text:p>
      <text:p text:style-name="paragraph"><text:span text:style-name="speaker">ハルカ</text:span>　……なあ、人前じゃなくて、天使の前で歌うんだよな？</text:p>
      <text:p text:style-name="paragraph"><text:span text:style-name="speaker">クリスティーヌ</text:span>　うん、あの、ゴメンね。悪いと思っているから、そうやって何度も言われると、さすがに――堪える。</text:p>
      <text:p text:style-name="paragraph"><text:span text:style-name="speaker">ハルカ</text:span>　僕は質問をしているんだ。</text:p>
      <text:p text:style-name="paragraph"><text:span text:style-name="speaker">クリスティーヌ</text:span>　……うん。</text:p>
      <text:p text:style-name="paragraph"><text:span text:style-name="speaker">ハルカ</text:span>　人前じゃないんだな？</text:p>
      <text:p text:style-name="paragraph"><text:span text:style-name="speaker">クリスティーヌ</text:span>　……うん。</text:p>
      <text:p text:style-name="paragraph"><text:span text:style-name="speaker">ハルカ</text:span>　それならなにも問題ないじゃないか。</text:p>
      <text:p text:style-name="paragraph"><text:span text:style-name="speaker">クリスティーヌ</text:span>　え？</text:p>
      <text:p text:style-name="paragraph"><text:span text:style-name="speaker">ハルカ</text:span>　いいよ。お前の代わりに、僕は歌う。天使として歌う。</text:p>
      <text:p text:style-name="paragraph"><text:span text:style-name="speaker">クリスティーヌ</text:span>　……いいの？</text:p>
      <text:p text:style-name="paragraph"><text:span text:style-name="speaker">ハルカ</text:span>　お前にとってはどうなのか知らないが、僕にとって歌なんて難しいものじゃない。ただ嫌いなだけだ。試験に受かる程度に上手く歌えばいいだけの話だろう？　そんなこと、ずっと歌わされ続けている僕からしてみれば至極簡単なことだ。だからまったく手間にもならない。ただ日常を、地上じゃなく天界でやるだけのことだ。</text:p>
      <text:p text:style-name="paragraph"><text:span text:style-name="speaker">クリスティーヌ</text:span>　本当にいいの？　天使に歌、聴かれちゃっても。</text:p>
      <text:p text:style-name="paragraph"><text:span text:style-name="speaker">ハルカ</text:span>　本当にいいよ。天使と人間では感性が違っていて、もしかすると僕が恐れているほど――思っているほどには、向こうも僕の歌声が気に入らないかもしれないし。考えてみれば、そもそも天使が母さんのことなんて知っているはずもない。</text:p>
      <text:p text:style-name="paragraph"><text:span text:style-name="speaker">クリスティーヌ</text:span>　「母さん」？</text:p>
      <text:p text:style-name="paragraph"><text:span text:style-name="speaker">ハルカ</text:span>　というか、いまさらな話なんだよな。</text:p>
      <text:p text:style-name="paragraph"><text:span text:style-name="speaker">クリスティーヌ</text:span>　え？</text:p>
      <text:p text:style-name="paragraph"><text:span text:style-name="speaker">ハルカ</text:span>　僕の歌声はもうとっくに、お前と、お前のお母さんに聴かせてしまっていた。</text:p>
      <text:p text:style-name="paragraph"><text:span text:style-name="speaker">クリスティーヌ</text:span>　そっか。そうだよね。ごめんね……</text:p>
      <text:p text:style-name="paragraph"><text:span text:style-name="speaker">ハルカ</text:span>　だから、もう、いまさらな話だ。……あのさ。</text:p>
      <text:p text:style-name="paragraph"><text:span text:style-name="speaker">クリスティーヌ</text:span>　うん。</text:p>
      <text:p text:style-name="paragraph"><text:span text:style-name="speaker">ハルカ</text:span>　あのさ、もう、安心してくれていいんだよ。</text:p>
      <text:p text:style-name="paragraph"><text:span text:style-name="speaker">クリスティーヌ</text:span>　え？</text:p>
      <text:p text:style-name="paragraph"><text:span text:style-name="speaker">ハルカ</text:span>　天使とはいえ、女の子が泣いているのを目の前で見るのは、辛い。</text:p>
      <text:p text:style-name="paragraph"><text:span text:style-name="speaker">クリスティーヌ</text:span>　……！　な、泣いてない！　私、泣いてないから！</text:p>
      <text:p text:style-name="paragraph"><text:span text:style-name="speaker">ハルカ</text:span>　そうかよ。それは安心した。</text:p>
      <text:p text:style-name="paragraph"><text:span text:style-name="speaker">クリスティーヌ</text:span>　というか、天使は泣かないんだから！　これはまったく別の現象なんだから！　ニンゲンの感性で天使のことを語らないでよね！</text:p>
      <text:p text:style-name="paragraph"><text:span text:style-name="speaker">ハルカ</text:span>　わかった、わかった。</text:p>
      <text:p text:style-name="paragraph"><text:span text:style-name="speaker">クリスティーヌ</text:span>　もう。ニンゲンはなんにも知らないんだから。……私ちょっとトイレ行ってくる！</text:p>
      <text:p text:style-name="paragraph"><text:span text:style-name="speaker">ハルカ</text:span>　天使もトイレに行くんだな。</text:p>
      <text:p text:style-name="paragraph"><text:span text:style-name="speaker">クリスティーヌ</text:span>　当たり前でしょう。なに変な幻想抱いているのよ。――あと。</text:p>
      <text:p text:style-name="paragraph"><text:span text:style-name="speaker">ハルカ</text:span>　うん？</text:p>
      <text:p text:style-name="paragraph"><text:span text:style-name="speaker">クリスティーヌ</text:span>　人が黙っていればいい気になって、七回くらい「お前」って言ってたでしょう。やめてよね。私にはクリスティーヌっていう立派な名前があるんだから。</text:p>
      <text:p text:style-name="paragraph"/>
      <text:p text:style-name="togaki">クリスティーヌが立ち去り、部屋にはハルカひとりが残される。</text:p>
      <text:p text:style-name="paragraph"/>
      <text:p text:style-name="paragraph"><text:span text:style-name="speaker">ハルカ</text:span>　ああー。もう、なんだかなあ。らしくもないことを……。まあでも、不思議と悪い気はしないな。いきなり連れてこられて、面倒なことを頼まれて、それで悪い気がしないっていうのは本当に不思議なんだけれど。</text:p>
      <text:p text:style-name="paragraph"/>
      <text:p text:style-name="togaki">思い起こされるのは、父の声。</text:p>
      <text:p text:style-name="paragraph"/>
      <text:p text:style-name="paragraph"><text:span text:style-name="speaker">ハルカの父</text:span>　――杳子の替わりとして――</text:p>
      <text:p text:style-name="paragraph"><text:span text:style-name="speaker">ハルカ</text:span>　――替わり。</text:p>
      <text:p text:style-name="paragraph"><text:span text:style-name="speaker">ハルカ</text:span>　いや違う。母さんの<text:span text:style-name="strong">替わり</text:span>に歌うのとは全然違う。クリスティーヌの<text:span text:style-name="strong">代わり</text:span>に歌うんだ。あくまで一時的なものだ。</text:p>
      <text:p text:style-name="paragraph"><text:span text:style-name="speaker">ハルカの父</text:span>　――杳子の歌を求める世間の期待に、応えなければ――</text:p>
      <text:p text:style-name="paragraph"><text:span text:style-name="speaker">ハルカ</text:span>　いや違う。僕もクリスティーヌも期待に応えるわけじゃない。ただ試験を受けるだけだ。無機質で無慈悲な評価をくだされるだけだ。</text:p>
      <text:p text:style-name="paragraph"><text:span text:style-name="speaker">ハルカの父</text:span>　――お前にはその歌声しかない――</text:p>
      <text:p text:style-name="paragraph"><text:span text:style-name="speaker">ハルカ</text:span>　そうだとしても……クリスティーヌ、お前もそう思っているのだとしても――</text:p>
      <text:p text:style-name="paragraph"><text:span text:style-name="speaker">ハルカ</text:span>　クリスティーヌ――</text:p>
      <text:p text:style-name="paragraph"><text:span text:style-name="speaker">エミリー</text:span>　おい、ニンゲン。</text:p>
      <text:p text:style-name="paragraph"/>
      <text:p text:style-name="togaki">頭のうえに乗っていたエミリーが、突如としてしゃべりはじめる。</text:p>
      <text:p text:style-name="paragraph"/>
      <text:p text:style-name="paragraph"><text:span text:style-name="speaker">ハルカ</text:span>　え、お前……エミリー……？　しゃ、しゃべれたのか？</text:p>
      <text:p text:style-name="paragraph"><text:span text:style-name="speaker">エミリー</text:span>　馬鹿にするな。貴様らの言葉を駆使するなど、天界の生き物からすれば単純すぎてヘソどころか爪が茶を沸かしてしまうくらいだ。</text:p>
      <text:p text:style-name="paragraph"><text:span text:style-name="speaker">ハルカ</text:span>　じゃあ、なんでさっきからキュイキュイ言ってたんだよ。</text:p>
      <text:p text:style-name="paragraph"><text:span text:style-name="speaker">エミリー</text:span>　言っておくがな、ニンゲン。あまり調子に乗るなよ。</text:p>
      <text:p text:style-name="paragraph"><text:span text:style-name="speaker">ハルカ</text:span>　え？</text:p>
      <text:p text:style-name="paragraph"><text:span text:style-name="speaker">エミリー</text:span>　ニンゲンの分際で、クリスティーヌに手を出しでもしたら承知しないからな。私の目が常にお前を見張り、私の爪が常にお前を狙っていると知れ。</text:p>
      <text:p text:style-name="paragraph"><text:span text:style-name="speaker">ハルカ</text:span>　いやいや、僕は別にそんなこと考えていないって！</text:p>
      <text:p text:style-name="paragraph"><text:span text:style-name="speaker">クリスティーヌ</text:span>　なにを考えていないって？</text:p>
      <text:p text:style-name="paragraph"/>
      <text:p text:style-name="togaki">クリスティーヌが戻ってきていた。</text:p>
      <text:p text:style-name="paragraph"/>
      <text:p text:style-name="paragraph"><text:span text:style-name="speaker">ハルカ</text:span>　うわ、いつからそこにいた？</text:p>
      <text:p text:style-name="paragraph"><text:span text:style-name="speaker">クリスティーヌ</text:span>　ついさっきだよ。ねえねえ、なにを考えていないの？</text:p>
      <text:p text:style-name="paragraph"><text:span text:style-name="speaker">ハルカ</text:span>　なんでもねえよ。――なあ。</text:p>
      <text:p text:style-name="paragraph"><text:span text:style-name="speaker">クリスティーヌ</text:span>　うん？</text:p>
      <text:p text:style-name="paragraph"><text:span text:style-name="speaker">ハルカ</text:span>　お前のペット――エミリーとかいったよな？</text:p>
      <text:p text:style-name="paragraph"><text:span text:style-name="speaker">クリスティーヌ</text:span>　うん、それが？</text:p>
      <text:p text:style-name="paragraph"><text:span text:style-name="speaker">ハルカ</text:span>　こいつ、しゃべれるの？　というか、いままさにこいつとしゃべってたんだけど。</text:p>
      <text:p text:style-name="paragraph"><text:span text:style-name="speaker">クリスティーヌ</text:span>　……は？</text:p>
      <text:p text:style-name="paragraph"><text:span text:style-name="speaker">ハルカ</text:span>　え？</text:p>
      <text:p text:style-name="paragraph"><text:span text:style-name="speaker">クリスティーヌ</text:span>　なに、地上のペットはしゃべるの？</text:p>
      <text:p text:style-name="paragraph"><text:span text:style-name="speaker">ハルカ</text:span>　いや……それは、そんなことはないけど……</text:p>
      <text:p text:style-name="paragraph"><text:span text:style-name="speaker">クリスティーヌ</text:span>　おんなじだよ。別に天界のペットもしゃべらないよ。</text:p>
      <text:p text:style-name="paragraph"><text:span text:style-name="speaker">エミリー</text:span>　キュイ？</text:p>
      <text:p text:style-name="paragraph"><text:span text:style-name="speaker">クリスティーヌ</text:span>　ほら、ね。</text:p>
      <text:p text:style-name="paragraph"><text:span text:style-name="speaker">ハルカ</text:span>　いやいや、でも、たしかにさっき――おい、なんでそんな憐れむような目で僕の方を見ているんだ。</text:p>
      <text:p text:style-name="paragraph"><text:span text:style-name="speaker">クリスティーヌ</text:span>　別にー？　それもご家庭の方針かなんかなのかな、って思って。</text:p>
      <text:p text:style-name="paragraph"><text:span text:style-name="speaker">ハルカ</text:span>　え？</text:p>
      <text:p text:style-name="paragraph"><text:span text:style-name="speaker">クリスティーヌ</text:span>　その大きい独り言――だったんでしょ？　別に隠さなくていいのに。</text:p>
      <text:p text:style-name="paragraph"><text:span text:style-name="speaker">ハルカ</text:span>　違う、僕は本当に……</text:p>
      <text:p text:style-name="paragraph"><text:span text:style-name="speaker">エミリー</text:span>　（嘲笑するように）キュイキュイ。</text:p>
      <text:p text:style-name="paragraph"><text:span text:style-name="speaker">ハルカ</text:span>　こいつ、あくまでしらばっくれるつもりか。</text:p>
      <text:p text:style-name="paragraph"><text:span text:style-name="speaker">クリスティーヌ</text:span>　はいはい、わかったから。今日は隣の部屋に泊まっていってね。いま案内するから。</text:p>
      <text:p text:style-name="paragraph"><text:span text:style-name="speaker">ハルカ</text:span>　え？　泊まる？</text:p>
      <text:p text:style-name="paragraph"><text:span text:style-name="speaker">クリスティーヌ</text:span>　うん、そうだよ。さっきお母様に聞いてみたの。そしたら隣の部屋、使っていいっていうから。</text:p>
      <text:p text:style-name="paragraph"><text:span text:style-name="speaker">ハルカ</text:span>　いや、僕は泊まるなんて一言も……</text:p>
      <text:p text:style-name="paragraph"><text:span text:style-name="speaker">クリスティーヌ</text:span>　もう、試験は明日なんだよ！　早起きして準備しなくちゃ。地上と天界を行ったり来たりしている余裕なんてないの。</text:p>
      <text:p text:style-name="paragraph"><text:span text:style-name="speaker">ハルカ</text:span>　お前、そんな他人事みたいに。</text:p>
      <text:p text:style-name="paragraph"><text:span text:style-name="speaker">クリスティーヌ</text:span>　「お前」じゃない！　私はクリスティーヌなんだから！</text:p>
      <text:p text:style-name="page-break"/>
      <text:p text:style-name="section-title-level-1">第三場《天界：試験会場》</text:p>
      <text:p text:style-name="paragraph"/>
      <text:p text:style-name="paragraph"/>
      <text:p text:style-name="togaki">試験官である大天使ミュリエルと相対するハルカ。</text:p>
      <text:p text:style-name="togaki">ハルカは試験官の話を聞きながら、クリスティーヌから叩き込まれた忠告を思い返す。</text:p>
      <text:p text:style-name="paragraph"/>
      <text:p text:style-name="paragraph"><text:span text:style-name="speaker">クリスティーヌ</text:span>　いい？　絶対に、絶対に正体だけはバレちゃダメだからね！</text:p>
      <text:p text:style-name="paragraph"><text:span text:style-name="speaker">ハルカ</text:span>　わかってるよ。バレたらいよいよ、お前は殺されかねないもんな。</text:p>
      <text:p text:style-name="paragraph"><text:span text:style-name="speaker">クリスティーヌ</text:span>　私はクリスティーヌという者なんだけれども、わたくしクリスティーヌの命ももちろんそうなんだけれど、わたくしクリスティーヌだけじゃなくて、わたくしクリスティーヌの代わりを務めるあなたも普通に殺されかねないんだからね。</text:p>
      <text:p text:style-name="paragraph"><text:span text:style-name="speaker">ハルカ</text:span>　え、天界への立ち入りってそこまで重罪なのか。</text:p>
      <text:p text:style-name="paragraph"><text:span text:style-name="speaker">クリスティーヌ</text:span>　ええとね、まず――</text:p>
      <text:p text:style-name="paragraph"/>
      <text:p text:style-name="togaki">ハルカは深くため息をついてしまう。</text:p>
      <text:p text:style-name="paragraph"/>
      <text:p text:style-name="paragraph"><text:span text:style-name="speaker">ハルカ</text:span>　（小声で）はあ、引き受けるんじゃなかった……</text:p>
      <text:p text:style-name="paragraph"><text:span text:style-name="speaker">ミュリエル</text:span>　どうかしたのですか？</text:p>
      <text:p text:style-name="paragraph"><text:span text:style-name="speaker">ハルカ</text:span>　あ。いえ。なんでもございません。</text:p>
      <text:p text:style-name="paragraph"><text:span text:style-name="speaker">ミュリエル</text:span>　クリスティーヌさん、いくら学力がトップクラスだからといっても、実技をおろそかにしていては、立派な天使にはなれませんよ。</text:p>
      <text:p text:style-name="paragraph"><text:span text:style-name="speaker">ハルカ</text:span>　はい。申し訳ございません。</text:p>
      <text:p text:style-name="paragraph"><text:span text:style-name="speaker">ミュリエル</text:span>　よろしい。あらためまして、私は大天使ミュリエルといいます。今日は簡単な面接と、それから実技のほうを見させていただくことになります。</text:p>
      <text:p text:style-name="paragraph"><text:span text:style-name="speaker">ハルカ</text:span>　はい。よろしくお願いいたします。</text:p>
      <text:p text:style-name="paragraph"><text:span text:style-name="speaker">ミュリエル</text:span>　それでは、クリスティーヌさん。</text:p>
      <text:p text:style-name="paragraph"><text:span text:style-name="speaker">ハルカ</text:span>　……。</text:p>
      <text:p text:style-name="paragraph"><text:span text:style-name="speaker">ミュリエル</text:span>　クリスティーヌさん？</text:p>
      <text:p text:style-name="paragraph"><text:span text:style-name="speaker">ハルカ</text:span>　あ、はい、私がクリスティーヌでした。</text:p>
      <text:p text:style-name="paragraph"><text:span text:style-name="speaker">ミュリエル</text:span>　……面接とは少々関係ないのだけれど、実は、昨日、気になる報告を受けていてね。まずはそのことから聞かせていただいていいかしら。</text:p>
      <text:p text:style-name="paragraph"><text:span text:style-name="speaker">ハルカ</text:span>　はい？　――かまいませんわ。</text:p>
      <text:p text:style-name="paragraph"><text:span text:style-name="speaker">ミュリエル</text:span>　あなたの家から男の声が聞こえた、という報告なのだけど。</text:p>
      <text:p text:style-name="paragraph"><text:span text:style-name="speaker">ハルカ</text:span>　え……</text:p>
      <text:p text:style-name="paragraph"/>
      <text:p text:style-name="togaki">クリスティーヌの忠告を思い返す。</text:p>
      <text:p text:style-name="paragraph"/>
      <text:p text:style-name="paragraph"><text:span text:style-name="speaker">クリスティーヌ</text:span>　――天界はね、男子禁制なの。というより、天使には男子がいないの。</text:p>
      <text:p text:style-name="paragraph"/>
      <text:p text:style-name="togaki">思い出し、ミュリエルの話に耳をかたむける。</text:p>
      <text:p text:style-name="paragraph"/>
      <text:p text:style-name="paragraph"><text:span text:style-name="speaker">ミュリエル</text:span>　なにか心当たりはあるかしら？</text:p>
      <text:p text:style-name="paragraph"><text:span text:style-name="speaker">ハルカ</text:span>　いえ、なにも……</text:p>
      <text:p text:style-name="paragraph"><text:span text:style-name="speaker">ミュリエル</text:span>　天界に男を連れてくるということがどういうことか、わからないわけではありませんよね？</text:p>
      <text:p text:style-name="paragraph"><text:span text:style-name="speaker">ハルカ</text:span>　はい。男性は女性的な霊力で成り立っている天界のバランスを崩すことになりかねません。だから天界は男子禁制なのですわ。</text:p>
      <text:p text:style-name="paragraph"><text:span text:style-name="speaker">ミュリエル</text:span>　よろしい。しかしね、報告をした者はたしかに聞いたのだと、妙に確信めいたことを言うのだけれど。</text:p>
      <text:p text:style-name="paragraph"><text:span text:style-name="speaker">ハルカ</text:span>　そうですね、ややもすると、昨晩歌の練習をしていたものですから、そのときの声かもしれません。</text:p>
      <text:p text:style-name="paragraph"><text:span text:style-name="speaker">ミュリエル</text:span>　歌の練習？</text:p>
      <text:p text:style-name="paragraph"><text:span text:style-name="speaker">ハルカ</text:span>　はい。幅広い音域の発声をしていましたから、そのうち低音の響きが、さも男性の声であるかのように勘違いされたのかもしれません。</text:p>
      <text:p text:style-name="paragraph"><text:span text:style-name="speaker">ミュリエル</text:span>　それが、報告したものによると、「なんで僕は全裸になっているんだ」と聞こえた、とのことなのだけれど。</text:p>
      <text:p text:style-name="paragraph"><text:span text:style-name="speaker">ハルカ</text:span>　……</text:p>
      <text:p text:style-name="paragraph"><text:span text:style-name="speaker">ミュリエル</text:span>　これが本当だとすると、より問題が大きくなるわよねえ。</text:p>
      <text:p text:style-name="paragraph"><text:span text:style-name="speaker">ハルカ</text:span>　はい。そのとおりですわ。</text:p>
      <text:p text:style-name="paragraph"><text:span text:style-name="speaker">ミュリエル</text:span>　どういう風に大きくなるのかしら？</text:p>
      <text:p text:style-name="paragraph"/>
      <text:p text:style-name="togaki">クリスティーヌの忠告を思い返す。</text:p>
      <text:p text:style-name="paragraph"/>
      <text:p text:style-name="paragraph"><text:span text:style-name="speaker">クリスティーヌ</text:span>　――いまハルカが置かれている状況は、喩えるなら、獰猛な肉食動物の檻に捕らえられているようなものだと思って。</text:p>
      <text:p text:style-name="paragraph"/>
      <text:p text:style-name="togaki">ミュリエルとの問答に戻る。</text:p>
      <text:p text:style-name="paragraph"/>
      <text:p text:style-name="paragraph"><text:span text:style-name="speaker">ハルカ</text:span>　そのお話が本当だとすると、言動から、おそらく人間が我が家に連れ込まれたものと考えることができますわ。人間と私たち天使はお互いに捕食しあう関係に……ありますけれども、私たちが食するのは死んだ人間の身体であって、野蛮な人間に襲われてはひとたまりもありませんわ。</text:p>
      <text:p text:style-name="paragraph"><text:span text:style-name="speaker">ミュリエル</text:span>　（満足げに、あるいは意味ありげに）あらあら、まあまあ、そこまで言うこともないのよ。「野蛮な」ね。うふふふ。まあそれがわかっているならいいのよ。あなたが――そう、<text:span text:style-name="strong">あなたが</text:span>、クーデターを企てて、ニンゲンの、それも男を連れてきたと仮定したとしても、どんな甘言によって、あるいは淫猥な方法によって魅了したとしても、その危険性を了解しているのであればそれでいいのよ。<text:span text:style-name="strong">あなたが</text:span>どうやら馬鹿ではないらしいというその一点のみで、少なくとも私たちは安心してよいことになる。あなたが、あるいは、<text:span text:style-name="strong">あなたが</text:span>馬鹿ではないということはすなわち、私たちにとって隙になる。つけこむ隙に。つけいる隙に。突き刺す隙に。</text:p>
      <text:p text:style-name="paragraph"><text:span text:style-name="speaker">ハルカ</text:span>　……すみませんが、なにをおっしゃっているのかわかりません。</text:p>
      <text:p text:style-name="paragraph"><text:span text:style-name="speaker">ミュリエル</text:span>　うふふふ。そうでしょう、そうでしょうとも。いいのよ。わからなくてもよろしい。ただ、少なくともあなたのその答えは私を安心させたのだわ。だからあなたも安心なさいな。私が安心したというその事実に安心なさいな。</text:p>
      <text:p text:style-name="paragraph"><text:span text:style-name="speaker">ハルカ</text:span>　は、はあ。それであの、そろそろ歌を聴いていただいてもよろしいでしょうか。</text:p>
      <text:p text:style-name="paragraph"><text:span text:style-name="speaker">ミュリエル</text:span>　そうねえ。聴かせていただけるかしら。</text:p>
      <text:p text:style-name="paragraph"><text:span text:style-name="speaker">ハルカ</text:span>　楽譜などはどこに？</text:p>
      <text:p text:style-name="paragraph"><text:span text:style-name="speaker">ミュリエル</text:span>　特に用意していないわ。好きな歌を歌ってちょうだい。</text:p>
      <text:p text:style-name="paragraph"><text:span text:style-name="speaker">ハルカ</text:span>　ええと、それは――</text:p>
      <text:p text:style-name="paragraph"><text:span text:style-name="speaker">ミュリエル</text:span>　あら、本当になんでもいいのよ。別に人間界の歌でも。</text:p>
      <text:p text:style-name="paragraph"><text:span text:style-name="speaker">ハルカ</text:span>　……</text:p>
      <text:p text:style-name="paragraph"/>
      <text:p text:style-name="togaki">ハルカ、歌う。</text:p>
      <text:p text:style-name="togaki">ハルカが歌い終わると、ミュリエルはやにわに笑い出す。</text:p>
      <text:p text:style-name="paragraph"/>
      <text:p text:style-name="paragraph"><text:span text:style-name="speaker">ハルカ</text:span>　あの……なにか、おかしかったでしょうか。</text:p>
      <text:p text:style-name="paragraph"><text:span text:style-name="speaker">ミュリエル</text:span>　ふふふふ。いえ、そんな。おかしいことなんてないのよ。ほほほほ――なるほど、なるほど、なるほど！　なんだか私、恐ろしくなってきたわ。こんなに物事があっさりと、まるで予定調和みたいに運んでもよいものかしら。いや本当に、<text:span text:style-name="strong">クリスティーヌ</text:span>、大手柄なんてものじゃないわ。</text:p>
      <text:p text:style-name="paragraph"><text:span text:style-name="speaker">ハルカ</text:span>　ありがとうございます。</text:p>
      <text:p text:style-name="paragraph"><text:span text:style-name="speaker">ミュリエル</text:span>　本人にも伝えてあげてちょうだい。</text:p>
      <text:p text:style-name="paragraph"><text:span text:style-name="speaker">ハルカ</text:span>　本人？　すみません、なんのことだか。</text:p>
      <text:p text:style-name="paragraph"><text:span text:style-name="speaker">ミュリエル</text:span>　うふふ。その受け答えも聡明でよろしい。しかし皮肉なことに私の目からは滑稽に見えてしまう。あなたのその聡明さが愉快に見えてしまう。あまり私を笑わせるものではないわ。</text:p>
      <text:p text:style-name="paragraph"><text:span text:style-name="speaker">ハルカ</text:span>　……</text:p>
      <text:p text:style-name="paragraph"><text:span text:style-name="speaker">ミュリエル</text:span>　そして私が気がついているということにあなたは気がついた。いつから気がついたのかしらね。非常に興味深いけれど、しかし残念ながらあなたがどれくらい聡明であるかは私には関係なく、これから私がしなくてはならない話にも関係ない。だから代わりに私がいつから気がついていたかという情報を提示しましょう――最初から。そう、最初から私はあなたがクリスティーヌではないことに気がついていた。そしておそらくニンゲンであろうことにも気がついていた。</text:p>
      <text:p text:style-name="paragraph"><text:span text:style-name="speaker">ハルカ</text:span>　――最初から……？</text:p>
      <text:p text:style-name="paragraph"><text:span text:style-name="speaker">ミュリエル</text:span>　そう。だって私は注意しようと思っていたんだもの。<text:span text:style-name="strong">あなたの</text:span>顔を見た瞬間に注意しようと思っていたんだもの。しかしこの部屋に入ってきたあなたの顔を見たそのときに、考えは変わった。変わって、そうして件の報告と結びついた。</text:p>
      <text:p text:style-name="paragraph"><text:span text:style-name="speaker">ハルカ</text:span>　……？</text:p>
      <text:p text:style-name="paragraph"><text:span text:style-name="speaker">ミュリエル</text:span>　言っておくけれど、受験票の写真にピースサインで写ってもいいなんてことは天界であろうと人間界であろうとない。ないのよ。だから注意しようと思っていた。話も聞かずに追い返そうと思っていた。ところがそこにあなたが入ってきたのよ。写真の、大変に印象の深いアホ面とはまったく違う、あなたが。</text:p>
      <text:p text:style-name="paragraph"/>
      <text:p text:style-name="togaki">ミュリエルは受験票をハルカに手渡す。そこにはたしかに、ピースサインで、大変に印象の深いアホ面をしたクリスティーヌの姿が写っていた。</text:p>
      <text:p text:style-name="paragraph"/>
      <text:p text:style-name="paragraph"><text:span text:style-name="speaker">ハルカ</text:span>　あのバカクリスティーヌ……。</text:p>
      <text:p text:style-name="paragraph"><text:span text:style-name="speaker">ミュリエル</text:span>　とはいえ、そのクリスティーヌがここまでのことをしでかさなくても、私の目はごまかされなかったでしょうね。だってあなたはあまりにも――おいしそうだから。</text:p>
      <text:p text:style-name="paragraph"><text:span text:style-name="speaker">ハルカ</text:span>　……それで。</text:p>
      <text:p text:style-name="paragraph"><text:span text:style-name="speaker">ミュリエル</text:span>　はい？</text:p>
      <text:p text:style-name="paragraph"><text:span text:style-name="speaker">ハルカ</text:span>　僕をどうするつもりなんですか、あなたは。</text:p>
      <text:p text:style-name="paragraph"><text:span text:style-name="speaker">ミュリエル</text:span>　そんなもの、決まっているでしょう。――と、言いたいところなのだけれど。生身の、ジューシーなニンゲンを食すことのできる数少ないチャンスなのだけれど、しかし、私は立場のある天使だから、天界全体の長期的な利益を考えて行動しなくてはならないのよ。ああ、残念ね。本当に残念。――あなた、名前は？</text:p>
      <text:p text:style-name="paragraph"><text:span text:style-name="speaker">ハルカ</text:span>　え？　……ハルカ、といいます。</text:p>
      <text:p text:style-name="paragraph"><text:span text:style-name="speaker">ミュリエル</text:span>　どうして急に名前を聞いたのか不思議なようね。よほどニンゲンは野生を失っているものと見えるわ。たとえば、ハルカ、あなたは牛を、豚を、あるいは鳥を食するとき、その生前の名前を気にするかしら？　名前を聞かされたことのある牛だとか豚だとか鳥の肉を食べようと思えるかしら？</text:p>
      <text:p text:style-name="paragraph"><text:span text:style-name="speaker">ハルカ</text:span>　つまり……僕の名前を聞いたことで、あなたは――少なくともあなたは僕を食べるつもりがないという意思表示をしたということですか？</text:p>
      <text:p text:style-name="paragraph"><text:span text:style-name="speaker">ミュリエル</text:span>　そのとおりよ。頭の回転が速いようで助かるわね。言葉を弄するよりよっぽど信じられるでしょう。もっとも、天使は嘘をつけないのだけれど。</text:p>
      <text:p text:style-name="paragraph"><text:span text:style-name="speaker">ハルカ</text:span>　あれ、でも、クリスティーヌはあなた方を騙して替玉受験をしようとしていましたよね。</text:p>
      <text:p text:style-name="paragraph"><text:span text:style-name="speaker">ミュリエル</text:span>　私は「嘘をつけない」と言ったのであって、「嘘をつかない」と言ったのではないわ。</text:p>
      <text:p text:style-name="paragraph"><text:span text:style-name="speaker">ハルカ</text:span>　な、なるほど。</text:p>
      <text:p text:style-name="paragraph"><text:span text:style-name="speaker">ミュリエル</text:span>　そのクリスティーヌとやらもそれはわかっていて、だからこそニンゲンであるあなたに嘘をついてもらうことにしたのでしょうね。賢い作戦ではあったのだけれど……いくら賢くても（写真を見て）これじゃあねえ。</text:p>
      <text:p text:style-name="paragraph"><text:span text:style-name="speaker">ハルカ</text:span>　クリスティーヌは……どうなるんですか。</text:p>
      <text:p text:style-name="paragraph"><text:span text:style-name="speaker">ミュリエル</text:span>　気になる？</text:p>
      <text:p text:style-name="paragraph"><text:span text:style-name="speaker">ハルカ</text:span>　それは、まあ。一応は。</text:p>
      <text:p text:style-name="paragraph"><text:span text:style-name="speaker">ミュリエル</text:span>　どうして気になるのかしら。あなたには関係のないはずのことなのに。</text:p>
      <text:p text:style-name="paragraph"><text:span text:style-name="speaker">ハルカ</text:span>　……。</text:p>
      <text:p text:style-name="paragraph"><text:span text:style-name="speaker">ミュリエル</text:span>　まあ、いいでしょう。――クリスティーヌの身の安全は保証するわ。</text:p>
      <text:p text:style-name="paragraph"><text:span text:style-name="speaker">ハルカ</text:span>　え？</text:p>
      <text:p text:style-name="paragraph"><text:span text:style-name="speaker">ミュリエル</text:span>　当然ではなくて。さっき私は「大手柄」と言ったのよ。だから心配には及ばない。彼女のおかげで天界と地獄との全面戦争を回避できたと言っても、決して言いすぎというわけではないわ。むしろこちらからなにかお礼をしなくちゃいけないくらい。</text:p>
      <text:p text:style-name="paragraph"><text:span text:style-name="speaker">ハルカ</text:span>　じゃあ、クリスティーヌがあなた方を騙そうとした行為については……</text:p>
      <text:p text:style-name="paragraph"><text:span text:style-name="speaker">ミュリエル</text:span>　むろん、不問に付すわ。ただし――</text:p>
      <text:p text:style-name="paragraph"><text:span text:style-name="speaker">ハルカ</text:span>　ただし？</text:p>
      <text:p text:style-name="paragraph"><text:span text:style-name="speaker">ミュリエル</text:span>　それには条件がある。ハルカ、あなたに呑んでもらわなければならない条件が。</text:p>
      <text:p text:style-name="paragraph"><text:span text:style-name="speaker">ハルカ</text:span>　僕に？</text:p>
      <text:p text:style-name="paragraph"><text:span text:style-name="speaker">ミュリエル</text:span>　そう。ハルカに。ハルカ、あなたの喉を潰し、声を奪い取ることを条件に、私はクリスティーヌと、あなたの身の安全を保証します。</text:p>
      <text:p text:style-name="paragraph"/>
      <text:p text:style-name="togaki">若干の間。</text:p>
      <text:p text:style-name="paragraph"/>
      <text:p text:style-name="paragraph"><text:span text:style-name="speaker">ハルカ</text:span>　声を？　つまりそれは、罰ってことですか。</text:p>
      <text:p text:style-name="paragraph"><text:span text:style-name="speaker">ミュリエル</text:span>　罰？（と、笑う）　罰とはまた随分と突拍子もない考えね。罰は天使が、それも生者に対して下すものではないわ。</text:p>
      <text:p text:style-name="paragraph"><text:span text:style-name="speaker">ハルカ</text:span>　それじゃあ、いったい――いや、そういえば、気になっていたことがあるんですけれど。</text:p>
      <text:p text:style-name="paragraph"><text:span text:style-name="speaker">ミュリエル</text:span>　なにかしら。</text:p>
      <text:p text:style-name="paragraph"><text:span text:style-name="speaker">ハルカ</text:span>　クリスティーヌの「大手柄」というのは、つまるところ、僕をここに連れてきたことですか。</text:p>
      <text:p text:style-name="paragraph"><text:span text:style-name="speaker">ミュリエル</text:span>　察しがいいわね。そのとおりよ。そのおかげで、私たちも、ニンゲンたちも、悪魔たちも、みんなが救われたの。</text:p>
      <text:p text:style-name="paragraph"><text:span text:style-name="speaker">ハルカ</text:span>　察しなんてよくないです。ちっともわからないです。ちゃんと教えてくださいよ。なんだっていうんですか。僕は普通の人間ですよ。普通の人間である僕がなにか大それたことをしでかしたっていうんですか。</text:p>
      <text:p text:style-name="paragraph"/>
      <text:p text:style-name="togaki">ミュリエル、嗤う。</text:p>
      <text:p text:style-name="paragraph"/>
      <text:p text:style-name="paragraph"><text:span text:style-name="speaker">ハルカ</text:span>　だから、なにがおかしいんですか。</text:p>
      <text:p text:style-name="paragraph"><text:span text:style-name="speaker">ミュリエル</text:span>　おかしいものはおかしいのよ。「普通の人間」ですって？　そんな、謙遜しなくていいのよ。</text:p>
      <text:p text:style-name="paragraph"><text:span text:style-name="speaker">ハルカ</text:span>　普通の人間じゃなきゃ、なんなんですか。</text:p>
      <text:p text:style-name="paragraph"><text:span text:style-name="speaker">ミュリエル</text:span>　あなたのその歌声は、天使の歌声よ。</text:p>
      <text:p text:style-name="paragraph"><text:span text:style-name="speaker">ハルカ</text:span>　え？　……ふざけないでください。</text:p>
      <text:p text:style-name="paragraph"><text:span text:style-name="speaker">ミュリエル</text:span>　私にふざける必要があると思って？　これは本当なの。文字通り、天使の力を持った、天使にしか出しえないはずの、天使の歌声なのよ。親切にも私の目の前で聴かせてもらったのだもの、間違いないわ。たしかにあなたの歌声からは、天使の力を感じ取ることができた。</text:p>
      <text:p text:style-name="paragraph"><text:span text:style-name="speaker">ハルカ</text:span>　とてもじゃないけれど、信じられません。なんでそんなもの、僕が……</text:p>
      <text:p text:style-name="paragraph"><text:span text:style-name="speaker">ミュリエル</text:span>　あら。それは奇遇にも私の抱く疑問と一致しているわ。――<text:span text:style-name="strong">ねえ</text:span>、<text:span text:style-name="strong">ハルカ</text:span>、<text:span text:style-name="strong">あなた</text:span>、<text:span text:style-name="strong">人間界でいったいなにをしでかしたの</text:span>？</text:p>
      <text:p text:style-name="paragraph"><text:span text:style-name="speaker">ハルカ</text:span>　……そんなもの、僕に訊かれても、わかりません。</text:p>
      <text:p text:style-name="paragraph"><text:span text:style-name="speaker">ミュリエル</text:span>　どうやら本当に覚えがないようね。とはいえ、そんなことは別にどうでもいいのだったわ。たとえ覚えていなくても、覚えていたとしても、もしくは覚えているのに覚えていないフリをしていたとしても、そのいずれでも結果は同じなのだから。もちろん気にはなるけれども、私の使命はあまねく点在した謎を解明することではなく、天界の平和を守ることなのだから。</text:p>
      <text:p text:style-name="paragraph"><text:span text:style-name="speaker">ハルカ</text:span>　どうあっても僕の喉を潰すわけですか。</text:p>
      <text:p text:style-name="paragraph"><text:span text:style-name="speaker">ミュリエル</text:span>　そうねえ。</text:p>
      <text:p text:style-name="paragraph"><text:span text:style-name="speaker">ハルカ</text:span>　仮に僕の歌声が、その、天使の歌声だったとして――</text:p>
      <text:p text:style-name="paragraph"><text:span text:style-name="speaker">ミュリエル</text:span>　「仮」ではないわ。</text:p>
      <text:p text:style-name="paragraph"><text:span text:style-name="speaker">ハルカ</text:span>　――だったとして、それがなんだっていうんですか。どうしてそれが、全面戦争だの平和だのという、大仰な話に繋がるんですか。</text:p>
      <text:p text:style-name="paragraph"><text:span text:style-name="speaker">ミュリエル</text:span>　実はもうひとつ、気になる報告を受けていたのよ。</text:p>
      <text:p text:style-name="paragraph"><text:span text:style-name="speaker">ハルカ</text:span>　……？</text:p>
      <text:p text:style-name="paragraph"><text:span text:style-name="speaker">ミュリエル</text:span>　最近、天界に昇ってくるニンゲンの死体が多すぎる――という報告。その報告は私の実感とも一致していた。実感できるほどに増加の一途を辿っていた。あきらかな異常値よ。その異常値の連続がやがて平常となり、気を揉んでいたところに、頭を悩ませていたところに、あなたがやってきた。</text:p>
      <text:p text:style-name="paragraph"><text:span text:style-name="speaker">ハルカ</text:span>　まさか、それを僕がやったとでもおっしゃるつもりですか。</text:p>
      <text:p text:style-name="paragraph"><text:span text:style-name="speaker">ミュリエル</text:span>　天使の歌声は人々を癒やす。魂を浄化する。汚れを取り去る。悪が除かれ、善良だけが残る。そうして死後、不純物が掃除された魂を持つニンゲンの死体は、本来なら地獄に向かって沈むかもしれなかったニンゲンの死体は、天界に向かって旅立つことになる。</text:p>
      <text:p text:style-name="paragraph"><text:span text:style-name="speaker">ハルカ</text:span>　仮にそうだとして――</text:p>
      <text:p text:style-name="paragraph"><text:span text:style-name="speaker">ミュリエル</text:span>　「仮」ではないわ。</text:p>
      <text:p text:style-name="paragraph"><text:span text:style-name="speaker">ハルカ</text:span>　――そうだとして、なにがいけないんですか。つまり人々が善良になったということでしょう。いいことなんじゃないんですか。</text:p>
      <text:p text:style-name="paragraph"><text:span text:style-name="speaker">ミュリエル</text:span>　言ったでしょう。天界にとっては「多すぎる」のよ。あなたの言うことは結局のところニンゲンの都合でしかないわ。天界と、人間界と、地獄との間の、霊的エネルギーを源とする生態系のバランスをまったく無視している。</text:p>
      <text:p text:style-name="paragraph"><text:span text:style-name="speaker">ハルカ</text:span>　生態系って……</text:p>
      <text:p text:style-name="paragraph"><text:span text:style-name="speaker">ミュリエル</text:span>　もともといびつな生態系ではあったのだけどね。ニンゲンという存在を天界と地獄とが取り合っていた戦乱の時代から、講和条約によって適度にお互いの取り分を調整するようになったのがもう二千年近く前の話。しかしあなたの歌声によって、天界の支配の及ばないあなたの天使の力によって、計画よりも多くのニンゲンが善人として天界に送り込まれてくる格好となってしまった。はるか昔に定められた、この世界の理を、こともあろうにあなた一人が破壊しようとしている。いや、破壊しかけている。</text:p>
      <text:p text:style-name="paragraph"><text:span text:style-name="speaker">ハルカ</text:span>　僕の歌声によって、地獄が困窮にあえぐということですか。だから悪人にはいてもらわないと困ると、そういうことですか。</text:p>
      <text:p text:style-name="paragraph"><text:span text:style-name="speaker">ミュリエル</text:span>　困窮にあえいで地獄が消滅するのが先か、私たちを襲撃して天界を消滅させるのが先か……どちらにしても、つまり、霊的エネルギーに基づく生態系か、太陽エネルギーに基づく生態系のどちらが枯渇することになったとしたとしても、生態系と生態系の生態系が崩れ、世界が滅びることに繋がる。</text:p>
      <text:p text:style-name="paragraph"><text:span text:style-name="speaker">ハルカ</text:span>　世界が、滅びる……</text:p>
      <text:p text:style-name="paragraph"><text:span text:style-name="speaker">ミュリエル</text:span>　ハルカ、あなたはさながら兵器のような存在よ。核兵器のような、生物兵器のような、化学兵器のような。こんなとんでもない、非慈愛的な存在を確認してしまった以上、私には責任をもって処理をしなければならない。道義的責任をもって。</text:p>
      <text:p text:style-name="paragraph"><text:span text:style-name="speaker">ハルカ</text:span>　それって、でも、僕が歌いさえしなければいいだけの話ですよね。</text:p>
      <text:p text:style-name="paragraph"><text:span text:style-name="speaker">ミュリエル</text:span>　あなたにそれができるのであれば、とっくの昔にやっているのではないのかしら。</text:p>
      <text:p text:style-name="paragraph"><text:span text:style-name="speaker">ハルカ</text:span>　たしかに……そうですが、でも……</text:p>
      <text:p text:style-name="paragraph"><text:span text:style-name="speaker">ミュリエル</text:span>　それどころか、ここに来てからそう時間も経っていないでしょうに、既に何回か歌っているみたいじゃない。歌に頼らない生き方というものが、果たしてあなたにできるのかしら。</text:p>
      <text:p text:style-name="paragraph"><text:span text:style-name="speaker">ハルカ</text:span>　単に、自分の歌がそれほど恐ろしいものなのかを知らなかったからそうしただけです。いまとなっては――</text:p>
      <text:p text:style-name="paragraph"><text:span text:style-name="speaker">ミュリエル</text:span>　今後、ずっと、歌わない？</text:p>
      <text:p text:style-name="paragraph"><text:span text:style-name="speaker">ハルカ</text:span>　……はい。</text:p>
      <text:p text:style-name="paragraph"><text:span text:style-name="speaker">ミュリエル</text:span>　言うほど簡単なことではないはずよ。なにをもってその保証ができるのかしら。</text:p>
      <text:p text:style-name="paragraph"><text:span text:style-name="speaker">ハルカ</text:span>　それは――信じてもらうしか……</text:p>
      <text:p text:style-name="paragraph"><text:span text:style-name="speaker">ミュリエル</text:span>　私は真面目な話をしているのよ。</text:p>
      <text:p text:style-name="paragraph"><text:span text:style-name="speaker">ハルカ</text:span>　僕だって大真面目ですよ。</text:p>
      <text:p text:style-name="paragraph"><text:span text:style-name="speaker">ミュリエル</text:span>　あなたの個人レベルでの真面目さなど世界にとってはなんの価値も生まないわ。もうあなたにだってわかっているはずよ。選択肢はひとつしかない。いえ、選択肢ですらない。あなたは一本道の途中で立ち止まっているだけ。立ち止まることによって、あたかもそこに選択の余地があるかのように自分を錯覚させているだけ。</text:p>
      <text:p text:style-name="paragraph"><text:span text:style-name="speaker">ハルカ</text:span>　僕の喉を潰すことによって、僕がもう二度と天使の力を使わないことを、保証できる――</text:p>
      <text:p text:style-name="paragraph"><text:span text:style-name="speaker">ミュリエル</text:span>　そして世界に元通りの平穏が訪れる。</text:p>
      <text:p text:style-name="paragraph"><text:span text:style-name="speaker">ハルカ</text:span>　なら、いっそのこと、僕が死んでしまうのは……ダメなんですか。</text:p>
      <text:p text:style-name="paragraph"><text:span text:style-name="speaker">ミュリエル</text:span>　それはダメね。</text:p>
      <text:p text:style-name="paragraph"><text:span text:style-name="speaker">ハルカ</text:span>　どうしてですか！　僕が死んでしまえば、同様に、僕が天使の力を使わないことを保証できるではないですか。目的は達成できるじゃないですか。</text:p>
      <text:p text:style-name="paragraph"><text:span text:style-name="speaker">ミュリエル</text:span>　もちろんそうなのだけど、あなたの魂はあなた自身の歌声によって浄化されているから、いま死なれてしまうと死体が天界に昇ってしまう。もうひとつでも多くの死体を地獄に送り込まないといけないこの状況では、あなたの魂には存分に汚れてもらって、ついでに周囲の魂も汚してもらって、やがて地獄に沈んでもらわないと困るのよ。だから私はあなたを食べることを早々に諦めたのだわ。全体の利益のために。</text:p>
      <text:p text:style-name="paragraph"><text:span text:style-name="speaker">ハルカ</text:span>　そんな……声を奪われてなお、死ぬことすら許されないのですか。自分のみならず他人の心も悪で汚しながら、生き続ける道を選ぶしかないのですか。</text:p>
      <text:p text:style-name="paragraph"><text:span text:style-name="speaker">ミュリエル</text:span>　しかしね、ハルカ。これはあなたにとって特段悪い話とは思わないのだけれども。</text:p>
      <text:p text:style-name="paragraph"><text:span text:style-name="speaker">ハルカ</text:span>　え？</text:p>
      <text:p text:style-name="paragraph"><text:span text:style-name="speaker">ミュリエル</text:span>　あなた、自分の歌声を嫌っていたでしょう。捨てたがっていたでしょう。自らの歌声に支配され、縛られる世界から抜け出したがっていたでしょう。</text:p>
      <text:p text:style-name="paragraph"><text:span text:style-name="speaker">ハルカ</text:span>　そうだけれども、それは、あの親父が――父が――</text:p>
      <text:p text:style-name="paragraph"><text:span text:style-name="speaker">ミュリエル</text:span>　あなたは父親には逆らえないのでしょう。そこにどういった理由があるのかは判然としないけれど、その理由をあなたは取り除けるのかしら。あの父親の元にいて、歌わないということができるのかしら。</text:p>
      <text:p text:style-name="paragraph"><text:span text:style-name="speaker">ハルカ</text:span>　父は僕を歌手として――母の後継として――母として育てようとしている。母の遺したものを辿らせ、あたかも母が復活したかのような、そんな夢を人々に見せたがっている。父自身さえも見たがっている。母はまだ生きている、僕のなかに生きているという、夢を。</text:p>
      <text:p text:style-name="paragraph"><text:span text:style-name="speaker">ミュリエル</text:span>　あなたのなかに――あなたの声に？</text:p>
      <text:p text:style-name="paragraph"><text:span text:style-name="speaker">ハルカ</text:span>　僕の声は、母の形見なんです。</text:p>
      <text:p text:style-name="paragraph"><text:span text:style-name="speaker">ミュリエル</text:span>　なるほど、そういうことなのね。でも、だからといって、亡くなった母親と重ねるなんておかしな話よ。あなたの父親は狂っているわ。</text:p>
      <text:p text:style-name="paragraph"><text:span text:style-name="speaker">ハルカ</text:span>　そんなこと、あなたに言われるまでもなくわかっています。</text:p>
      <text:p text:style-name="paragraph"><text:span text:style-name="speaker">ミュリエル</text:span>　本当にわかっているのかしら。</text:p>
      <text:p text:style-name="paragraph"><text:span text:style-name="speaker">ハルカ</text:span>　わかっているけれど、でも、だけど、わかるんです。母を求める父も、世の中も、わかるんです。</text:p>
      <text:p text:style-name="paragraph"><text:span text:style-name="speaker">ミュリエル</text:span>　そう思うなら、どうしてさっき、死を選ぼうとしたの。そこには大きな矛盾があると思わない？　世間が母親の、そしてあなたの声を求める以上、死を選ぶことはその求めに背くことになる。その点において声を失うこととなんら変わりがない。なのになぜあなたは死を選ぼうとしたの。</text:p>
      <text:p text:style-name="paragraph"><text:span text:style-name="speaker">ハルカ</text:span>　それは……</text:p>
      <text:p text:style-name="paragraph"><text:span text:style-name="speaker">ミュリエル</text:span>　ああ、わかった。やっとわかった。どうしてそんな異様な状況を、あなたは、受け容れることができているのか。母の身代わりとなる生活を。女の子としての生活を。ハルカ、あなたも狂っているんだわ。父親と同様に。あるいはそれ以上に。母親の死を受け容れていない。死を受け容れずに、受け容れないからこそ、自分を殺して、人々のなかの母親を自分のなかに生かそうとしている。</text:p>
      <text:p text:style-name="paragraph"><text:span text:style-name="speaker">ハルカ</text:span>　そんなこと、ない。</text:p>
      <text:p text:style-name="paragraph"><text:span text:style-name="speaker">ミュリエル</text:span>　受け容れるべきよ。あなたも、父親も、世間も、みんなが、母親の死を。</text:p>
      <text:p text:style-name="paragraph"><text:span text:style-name="speaker">ハルカ</text:span>　受け容れる……。</text:p>
      <text:p text:style-name="paragraph"><text:span text:style-name="speaker">ミュリエル</text:span>　さっきあなた、自分の声が形見だと言ったけれど、本当の形見はあなた自身よ、ハルカ。あなた全体でこそあるべきよ。違って？　お母様に成り代わるあなたではなく、あなた自身よ。それなのにその歌声によって、惑わされて、狂わされて、ねじ曲げられて、自分を見失っている。そんなことでどうするの。母親の形見を見失ってどうするの。</text:p>
      <text:p text:style-name="paragraph"><text:span text:style-name="speaker">ハルカ</text:span>　惑わされ……狂わされ……ねじ曲げられ……？　僕の、僕自身の歌声によって？</text:p>
      <text:p text:style-name="paragraph"><text:span text:style-name="speaker">ミュリエル</text:span>　そうよ。あなたの歌声は幻惑を見せている。砂上の楼閣よ。それによってあなたは周囲を騙している。あざむいて、母親の死から遠ざけている。あなたがそんな声でなければ、そんな歌声でさえなければ、父親だってそうはならなかったはずよ。いや、あるいは――声を失うことで、父親は正常に戻れるかもしれない。父親だけでなく、すべてが、正常に戻るかもしれない。異常な正常が、正常な正常に。</text:p>
      <text:p text:style-name="paragraph"><text:span text:style-name="speaker">ハルカ</text:span>　正常に、戻る？　僕が声を失えば、すべて、正常に戻る？</text:p>
      <text:p text:style-name="paragraph"><text:span text:style-name="speaker">ミュリエル</text:span>　ね、そう悪い話じゃないでしょう。声を失うことであなたの望みは叶うじゃない。あらゆる望みは叶うじゃない。間違っているかしら？</text:p>
      <text:p text:style-name="paragraph"><text:span text:style-name="speaker">ハルカ</text:span>　……</text:p>
      <text:p text:style-name="paragraph"><text:span text:style-name="speaker">ミュリエル</text:span>　母親の死を受け容れることが、間違っているかしら？　あなたがあなた自身として生きることが、間違っているかしら？</text:p>
      <text:p text:style-name="paragraph"><text:span text:style-name="speaker">ハルカ</text:span>　……</text:p>
      <text:p text:style-name="paragraph"><text:span text:style-name="speaker">ミュリエル</text:span>　それがあなたの母親の幸せじゃないのかしら？　それがあなたの父親の幸せじゃないのかしら？　それがあなた自身の幸せじゃないのかしら？</text:p>
      <text:p text:style-name="paragraph"><text:span text:style-name="speaker">ハルカ</text:span>　……</text:p>
      <text:p text:style-name="paragraph"><text:span text:style-name="speaker">ミュリエル</text:span>　その幸せを願わない理由が、あるのかしら？</text:p>
      <text:p text:style-name="paragraph"><text:span text:style-name="speaker">ハルカ</text:span>　……ない、です。</text:p>
      <text:p text:style-name="paragraph"><text:span text:style-name="speaker">ミュリエル</text:span>　それはつまり、あなたの歌声を奪わない理由はないということなのだけれど。</text:p>
      <text:p text:style-name="paragraph"><text:span text:style-name="speaker">ハルカ</text:span>　はい。</text:p>
      <text:p text:style-name="paragraph"><text:span text:style-name="speaker">ミュリエル</text:span>　いいのかしら。</text:p>
      <text:p text:style-name="paragraph"><text:span text:style-name="speaker">ハルカ</text:span>　……はい。</text:p>
      <text:p text:style-name="paragraph"><text:span text:style-name="speaker">ミュリエル</text:span>　本当に、いいのかしら。</text:p>
      <text:p text:style-name="paragraph"/>
      <text:p text:style-name="togaki">間。</text:p>
      <text:p text:style-name="paragraph"/>
      <text:p text:style-name="paragraph"><text:span text:style-name="speaker">ハルカ</text:span>　かまいません。僕の喉を潰してください。僕の声を奪ってください。クリスティーヌを赦してください。僕自身を、取り戻させてください。</text:p>
      <text:p text:style-name="paragraph"/>
      <text:p text:style-name="togaki">部屋の扉が勢いよく開かれる。</text:p>
      <text:p text:style-name="togaki">クリスティーヌだ。ほかでもないクリスティーヌだ。クリスティーヌが開け放したのだ。</text:p>
      <text:p text:style-name="togaki">そのクリスティーヌは、とてつもない剣幕で、ハルカを見ている。ミュリエルを見ている。そして怒鳴り散らす。</text:p>
      <text:p text:style-name="paragraph"/>
      <text:p text:style-name="paragraph"><text:span text:style-name="speaker">クリスティーヌ</text:span>　バカ、バカ、バカ、バカ、バカ！　バカバカバカバカバカバカバカ！　バカハルカ！　バカルカ！</text:p>
      <text:p text:style-name="paragraph"/>
      <text:p text:style-name="togaki">クリスティーヌが近づいてくる。ドスドスと音を立てて。地面を揺らしながら。いや、空を揺らしながら。天界を揺らしながら近づいてくる。</text:p>
      <text:p text:style-name="togaki">ミュリエルもハルカも、あっけにとられている。</text:p>
      <text:p text:style-name="togaki">クリスティーヌは近づき、近づき終わり、二人の前に立つ。二人をキッと睨み付ける。</text:p>
      <text:p text:style-name="togaki">息を吸い込み、吸い込み、吸い込みきって、口を開く。</text:p>
      <text:p text:style-name="paragraph"/>
      <text:p text:style-name="paragraph"><text:span text:style-name="speaker">クリスティーヌ</text:span>　バカじゃないの！　本当に、バカじゃないの！</text:p>
      <text:p text:style-name="paragraph"><text:span text:style-name="speaker">ハルカ</text:span>　お、おい、落ち着けよ、クリスティーヌ。</text:p>
      <text:p text:style-name="paragraph"><text:span text:style-name="speaker">クリスティーヌ</text:span>　落ち着いていられるわけない！　どうしてハルカは落ち着いてるの！　なんでバカみたいに落ち着いてるの！　バカなんじゃないの！</text:p>
      <text:p text:style-name="paragraph"><text:span text:style-name="speaker">ハルカ</text:span>　いいから、聴けって。</text:p>
      <text:p text:style-name="paragraph"><text:span text:style-name="speaker">クリスティーヌ</text:span>　聴いていたに決まっているでしょう！　バカ！　全部聴いていたに決まっているでしょう！　聴いていないと思って私のことバカバカバカバカ言って！　なにがアホ面よ！　こんな状況ですました顔でいるハルカのほうがよっぽどアホ面じゃない！　このバカ！</text:p>
      <text:p text:style-name="paragraph"><text:span text:style-name="speaker">ハルカ</text:span>　いや、アホ面って言ったのは僕じゃなくて――</text:p>
      <text:p text:style-name="paragraph"><text:span text:style-name="speaker">クリスティーヌ</text:span>　バカじゃないの！　そんなこといまはどうでもいいの！　喉を潰すってなによ！　声を奪うってなによ！　バカみたい！　意味わかんない！</text:p>
      <text:p text:style-name="paragraph"><text:span text:style-name="speaker">ハルカ</text:span>　それは……。聴いていたんだろう、僕が僕になるため――</text:p>
      <text:p text:style-name="paragraph"><text:span text:style-name="speaker">クリスティーヌ</text:span>　だから！　意味わかんないって言ってんの！　ちゃんと話を聞きなさいよ！　このバカ！</text:p>
      <text:p text:style-name="paragraph"><text:span text:style-name="speaker">ハルカ</text:span>　意味わからないことないだろう。この天使の――ミュリエルの言うことは正しいんだよ。間違っていない。僕はたしかに、この声によって、自分を見失っていた。見失わされていた。</text:p>
      <text:p text:style-name="paragraph"><text:span text:style-name="speaker">クリスティーヌ</text:span>　だ、か、ら！　私は正しいとか間違ってるとかいう話はしてない！　意味わかんない！　意味わかんない！　意味わかんない！　わかんない！　わかんない！　わかんない！</text:p>
      <text:p text:style-name="paragraph"><text:span text:style-name="speaker">ハルカ</text:span>　お前、とりあえず冷静になれよ、な？</text:p>
      <text:p text:style-name="paragraph"><text:span text:style-name="speaker">クリスティーヌ</text:span>　だからどうしてハルカは冷静なの！　バカじゃないの！　あと「お前」っていうな！　クリスティーヌよ！　バカ！</text:p>
      <text:p text:style-name="paragraph"><text:span text:style-name="speaker">ハルカ</text:span>　……</text:p>
      <text:p text:style-name="paragraph"><text:span text:style-name="speaker">クリスティーヌ</text:span>　自分を見失ってるってなによ！　ハルカはハルカじゃない！　ハルカはいまここにいるじゃない！　そんなこともわからないなんて、バカじゃないの！</text:p>
      <text:p text:style-name="paragraph"><text:span text:style-name="speaker">ハルカ</text:span>　いないんだよ。ここにいるのは、本当の僕じゃない。</text:p>
      <text:p text:style-name="paragraph"><text:span text:style-name="speaker">クリスティーヌ</text:span>　はああああぁぁっ？　本当とか僕じゃないとか、意味わかんない！　なにそれ！　なんの話をしているの！　じゃあここにいるハルカは誰なの！　私の前でアホ面を晒しているこのハルカは誰なの！　ハルカじゃないの？　ハルカに決まっているでしょう！　バカ！</text:p>
      <text:p text:style-name="paragraph"><text:span text:style-name="speaker">ハルカ</text:span>　わかった、わかった。じゃあ僕の話はいいよ。いいから、でも、お前――クリスティーヌのためでもあるんだぞ。クリスティーヌを助けるためでもあるんだ。</text:p>
      <text:p text:style-name="paragraph"><text:span text:style-name="speaker">クリスティーヌ</text:span>　調子に乗らないでよ！　バカ！　あなたの力なんか借りなくたって、私は勝手に助かるわよ！　バカにしないでよ！　バカ！</text:p>
      <text:p text:style-name="paragraph"><text:span text:style-name="speaker">ハルカ</text:span>　いやいやいや、元はといえばお前――クリスティーヌが僕に助けを求めたのが発端で……さっきから言っていること、全然筋が通ってないぞ。</text:p>
      <text:p text:style-name="paragraph"><text:span text:style-name="speaker">クリスティーヌ</text:span>　筋？　なにそれ！　なんでそんなもの通さなくちゃいけないの！　ハルカもロクに救えない筋なんて、なんで通さなくちゃいけないの！　バカみたい！　そんなものに意味なんてない！　理屈なんてどうでもいい！　どうでもいい！　ハルカを救えないならどうでもいい！　理屈に囚われることに意味なんてない！　ハルカの喉を潰すしかない筋なんて、そんなもの、どんなに筋が通っていようが、存在しないのと一緒よ！　筋なんて存在しない！</text:p>
      <text:p text:style-name="paragraph"><text:span text:style-name="speaker">ハルカ</text:span>　たぶん、誤解しているんだよ、クリスティーヌ。僕は自分の歌声が嫌い……なんだから、失うことなんてなんでもないんだ。捨てたってかまわない。奪われたってかまわない。それで得られるものがあるんだったら一向に失ってかまわない。嫌いなんだから。</text:p>
      <text:p text:style-name="paragraph"><text:span text:style-name="speaker">クリスティーヌ</text:span>　好き！</text:p>
      <text:p text:style-name="paragraph"><text:span text:style-name="speaker">ハルカ</text:span>　え？</text:p>
      <text:p text:style-name="paragraph"><text:span text:style-name="speaker">クリスティーヌ</text:span>　私は好き！</text:p>
      <text:p text:style-name="paragraph"><text:span text:style-name="speaker">ハルカ</text:span>　ク、クリスティーヌ……？</text:p>
      <text:p text:style-name="paragraph"><text:span text:style-name="speaker">クリスティーヌ</text:span>　あなたの歌声が好き！</text:p>
      <text:p text:style-name="paragraph"><text:span text:style-name="speaker">ハルカ</text:span>　それは、母さんの歌声は、たしかにみんな好いていてくれて――</text:p>
      <text:p text:style-name="paragraph"><text:span text:style-name="speaker">クリスティーヌ</text:span>　あなたのお母さんなんて関係ない！　そんな人知らない！　天使の力なんていうのも関係ない！　私はあなたの歌声が好きなの！　ほかの誰でもない、あなたの、歌声が好きなの！　好き好き好き好き大好きなの！</text:p>
      <text:p text:style-name="paragraph"><text:span text:style-name="speaker">ハルカ</text:span>　クリスティーヌ……</text:p>
      <text:p text:style-name="paragraph"><text:span text:style-name="speaker">クリスティーヌ</text:span>　好きなの。大好きなの。大好きなのよ……一発で惚れていたくらいって言ったじゃない。私が男だったら惚れていたって言ったじゃない。でもそうじゃなくて、あなたのほうが男だったじゃない。だから私はきっと惚れてしまったのよ。あなたの歌声に惚れてしまったのよ。なにか文句ある？</text:p>
      <text:p text:style-name="paragraph"><text:span text:style-name="speaker">ハルカ</text:span>　い、いや……えっと……</text:p>
      <text:p text:style-name="paragraph"><text:span text:style-name="speaker">クリスティーヌ</text:span>　ねえ、それに、音痴の私の前で、嫌いだからとか自分を取り戻すとか、わけのわからないこじつけをして、その歌声を捨てる気なの？　パンがないニンゲンの前ですまし顔でケーキをドブに捨てるの？</text:p>
      <text:p text:style-name="paragraph"><text:span text:style-name="speaker">ハルカ</text:span>　そういう問題じゃあ……</text:p>
      <text:p text:style-name="paragraph"><text:span text:style-name="speaker">クリスティーヌ</text:span>　ねえ、どうなの？　私が好きって言っている歌声を、私の許可なしにどうして捨てるのよ？</text:p>
      <text:p text:style-name="paragraph"><text:span text:style-name="speaker">ハルカ</text:span>　だから、いや、でも、これは僕の歌声で……</text:p>
      <text:p text:style-name="paragraph"><text:span text:style-name="speaker">クリスティーヌ</text:span>　どうして捨てるのよ……</text:p>
      <text:p text:style-name="paragraph"/>
      <text:p text:style-name="togaki">クリスティーヌが落ち着いたとみるや、ミュリエルはゆっくりと、しかし重々しく話を切り出す。</text:p>
      <text:p text:style-name="paragraph"/>
      <text:p text:style-name="paragraph"><text:span text:style-name="speaker">ミュリエル</text:span>　クリスティーヌとやら。</text:p>
      <text:p text:style-name="paragraph"><text:span text:style-name="speaker">クリスティーヌ</text:span>　……はい。</text:p>
      <text:p text:style-name="paragraph"><text:span text:style-name="speaker">ミュリエル</text:span>　あなたがその男のことを好きなことなどどうでもよろしい。</text:p>
      <text:p text:style-name="paragraph"><text:span text:style-name="speaker">クリスティーヌ</text:span>　違っ……別に私は……</text:p>
      <text:p text:style-name="paragraph"><text:span text:style-name="speaker">ミュリエル</text:span>　その男の歌声が好き？　そうだとしても、やはりどうでもよろしい。どうでもよくないのは、ハルカが――</text:p>
      <text:p text:style-name="paragraph"><text:span text:style-name="speaker">クリスティーヌ</text:span>　勝手にニンゲンの魂を浄化することですね？</text:p>
      <text:p text:style-name="paragraph"><text:span text:style-name="speaker">ミュリエル</text:span>　……そうよ。</text:p>
      <text:p text:style-name="paragraph"><text:span text:style-name="speaker">クリスティーヌ</text:span>　聴いていたって言ったじゃないですか。わかっていますよ。そんなことはもう言われなくたってわかっています。</text:p>
      <text:p text:style-name="paragraph"><text:span text:style-name="speaker">ミュリエル</text:span>　だったら――</text:p>
      <text:p text:style-name="paragraph"><text:span text:style-name="speaker">クリスティーヌ</text:span>　だったら、ハルカが勝手にニンゲンの魂を浄化さえしなければよいのですよね？</text:p>
      <text:p text:style-name="paragraph"><text:span text:style-name="speaker">ミュリエル</text:span>　……？　言っておくけれど、実際として、ただ浄化さえしなければよいということではないのよ。ハルカが努力するなんてことはダメよ。それが保証されていなければダメよ。</text:p>
      <text:p text:style-name="paragraph"><text:span text:style-name="speaker">クリスティーヌ</text:span>　私が保証します。</text:p>
      <text:p text:style-name="paragraph"><text:span text:style-name="speaker">ミュリエル</text:span>　あなたが？　保証？　なにを？　どうやって？</text:p>
      <text:p text:style-name="paragraph"><text:span text:style-name="speaker">クリスティーヌ</text:span>　私がハルカを預かります。ハルカと一緒に人間界に降りて、ハルカがむやみに魂を浄化しないように、監視します。コントロールします。なにか問題ありますか？</text:p>
      <text:p text:style-name="paragraph"><text:span text:style-name="speaker">ミュリエル</text:span>　大ありじゃない。だいいち、なんでそんなことを、あなたがしないといけないのよ。</text:p>
      <text:p text:style-name="paragraph"><text:span text:style-name="speaker">クリスティーヌ</text:span>　ミュリエル様。さっき、ハルカを、兵器のような存在とおっしゃいましたね？</text:p>
      <text:p text:style-name="paragraph"><text:span text:style-name="speaker">ミュリエル</text:span>　それは、ものの喩えであって、責められるいわれは――</text:p>
      <text:p text:style-name="paragraph"><text:span text:style-name="speaker">クリスティーヌ</text:span>　おっしゃいましたね？</text:p>
      <text:p text:style-name="paragraph"><text:span text:style-name="speaker">ミュリエル</text:span>　……言ったわ。</text:p>
      <text:p text:style-name="paragraph"><text:span text:style-name="speaker">クリスティーヌ</text:span>　うすうす、お気づきかと思いますが、私は歌うことができません。歌によってニンゲンの魂を浄化することができません――自力では。</text:p>
      <text:p text:style-name="paragraph"><text:span text:style-name="speaker">ミュリエル</text:span>　……</text:p>
      <text:p text:style-name="paragraph"><text:span text:style-name="speaker">クリスティーヌ</text:span>　けれども、ハルカがいれば、私は天使の仕事をまっとうすることができる。私のような天使でも。消えて、霊的エネルギーの源になるほかなかった私のような存在でも。</text:p>
      <text:p text:style-name="paragraph"><text:span text:style-name="speaker">ミュリエル</text:span>　そうね。</text:p>
      <text:p text:style-name="paragraph"><text:span text:style-name="speaker">クリスティーヌ</text:span>　それに、万が一の、有事に備えて、兵器というものは蓄えておくべきだとは思いませんか。ハルカが兵器だというのであれば。兵器たる、ハルカを。潰しておくには、あまりにも惜しい、希有な存在だとは思いませんか。</text:p>
      <text:p text:style-name="paragraph"><text:span text:style-name="speaker">ミュリエル</text:span>　……</text:p>
      <text:p text:style-name="paragraph"><text:span text:style-name="speaker">ハルカ</text:span>　おい、クリスティーヌ――</text:p>
      <text:p text:style-name="paragraph"><text:span text:style-name="speaker">クリスティーヌ</text:span>　お願い、黙ってて。</text:p>
      <text:p text:style-name="paragraph"><text:span text:style-name="speaker">ハルカ</text:span>　いや、僕は――</text:p>
      <text:p text:style-name="paragraph"><text:span text:style-name="speaker">クリスティーヌ</text:span>　ねえ、蹴ってでも黙らせるわよ。</text:p>
      <text:p text:style-name="paragraph"><text:span text:style-name="speaker">ハルカ</text:span>　……</text:p>
      <text:p text:style-name="paragraph"><text:span text:style-name="speaker">ミュリエル</text:span>　いいでしょう。</text:p>
      <text:p text:style-name="paragraph"><text:span text:style-name="speaker">ハルカ</text:span>　え？</text:p>
      <text:p text:style-name="paragraph"><text:span text:style-name="speaker">ミュリエル</text:span>　クリスティーヌ、あなたの言い分を認めます。ただし――</text:p>
      <text:p text:style-name="paragraph"><text:span text:style-name="speaker">クリスティーヌ</text:span>　はい。</text:p>
      <text:p text:style-name="paragraph"><text:span text:style-name="speaker">ミュリエル</text:span>　ただ浄化しないというだけでは足りないわ。監視するというだけでは足りないわ。あなたは人間界にて、本来地獄に行くはずだったものと、同等の数のニンゲンの死体を、地獄に送り込みなさい。汚すべきニンゲンの魂を汚しなさい。悪人を作り出しなさい。天使として、悪魔としての仕事を執り行いなさい。悪魔の代わりに。</text:p>
      <text:p text:style-name="paragraph"><text:span text:style-name="speaker">ハルカ</text:span>　代わり――</text:p>
      <text:p text:style-name="paragraph"><text:span text:style-name="speaker">クリスティーヌ</text:span>　……</text:p>
      <text:p text:style-name="paragraph"><text:span text:style-name="speaker">ミュリエル</text:span>　この要求が呑めないのかしら？</text:p>
      <text:p text:style-name="paragraph"><text:span text:style-name="speaker">ハルカ</text:span>　クリスティーヌ――</text:p>
      <text:p text:style-name="paragraph"><text:span text:style-name="speaker">クリスティーヌ</text:span>　呑みます。</text:p>
      <text:p text:style-name="paragraph"><text:span text:style-name="speaker">ハルカ</text:span>　クリスティーヌ！</text:p>
      <text:p text:style-name="paragraph"><text:span text:style-name="speaker">クリスティーヌ</text:span>　安心してよ、ハルカ。これはあなたの負ってきたような「代わり」じゃない。私の代わりに試験を受けてもらった、そのお礼くらいなものよ。その程度のものよ。</text:p>
      <text:p text:style-name="paragraph"><text:span text:style-name="speaker">ハルカ</text:span>　本当に、本当にそうなんだな？</text:p>
      <text:p text:style-name="paragraph"><text:span text:style-name="speaker">クリスティーヌ</text:span>　本当よ。</text:p>
      <text:p text:style-name="paragraph"><text:span text:style-name="speaker">ハルカ</text:span>　……。（ミュリエルに）本当なんですね？</text:p>
      <text:p text:style-name="paragraph"><text:span text:style-name="speaker">ミュリエル</text:span>　天使は嘘をつかないわ。</text:p>
      <text:p text:style-name="paragraph"><text:span text:style-name="speaker">クリスティーヌ</text:span>　……はい。</text:p>
      <text:p text:style-name="paragraph"><text:span text:style-name="speaker">ハルカ</text:span>　……</text:p>
      <text:p text:style-name="paragraph"><text:span text:style-name="speaker">ミュリエル</text:span>　でも、いい？　クリスティーヌ、もしあなたが、ハルカをコントロールできないということになれば、そう判断できるような事態になったら、もう待ったなしで、ハルカの喉を潰して、そうしてあなたも消すわ。ハルカがいなければ天使の仕事をまっとうできないのであれば、そんなあなたは、天使としては欠格よ。そのうえ天界に政治的ダメージを与えたとなっては、もはや生かしておく理由がない。これが私にできる最大限の譲歩よ。それは承知しておいて。</text:p>
      <text:p text:style-name="paragraph"><text:span text:style-name="speaker">クリスティーヌ</text:span>　わかっています。</text:p>
      <text:p text:style-name="paragraph"><text:span text:style-name="speaker">ミュリエル</text:span>　ハルカ、あなたは？</text:p>
      <text:p text:style-name="paragraph"><text:span text:style-name="speaker">ハルカ</text:span>　……わかりました。</text:p>
      <text:p text:style-name="paragraph"><text:span text:style-name="speaker">ミュリエル</text:span>　よろしい。――せいぜい、うまくいくことを祈っているわ。</text:p>
      <text:p text:style-name="page-break"/>
      <text:p text:style-name="section-title-level-1">第四場《人間界へ向かう道中》</text:p>
      <text:p text:style-name="paragraph"/>
      <text:p text:style-name="paragraph"/>
      <text:p text:style-name="togaki">汽車のような、飛行機のような、船のような乗り物に乗って、ハルカ、クリスティーヌ、エミリーは人間界に向かう。</text:p>
      <text:p text:style-name="togaki">クリスティーヌはタオルケットにくるまって、すやすやと寝息を立てている。</text:p>
      <text:p text:style-name="paragraph"/>
      <text:p text:style-name="paragraph"><text:span text:style-name="speaker">エミリー</text:span>　（クリスティーヌを起こさぬよう、小声で）わかっているな、ニンゲン。さっきのクリスティーヌの発言に、変な期待を持つんじゃないぞ。</text:p>
      <text:p text:style-name="paragraph"><text:span text:style-name="speaker">ハルカ</text:span>　わかってるよ。わかってるって。</text:p>
      <text:p text:style-name="paragraph"><text:span text:style-name="speaker">エミリー</text:span>　あれはあくまで、貴様の歌声の話であって、貴様自身のことではない。</text:p>
      <text:p text:style-name="paragraph"><text:span text:style-name="speaker">ハルカ</text:span>　そうそう、そのとおり。</text:p>
      <text:p text:style-name="paragraph"><text:span text:style-name="speaker">エミリー</text:span>　天使がニンゲンを好きになるなど、ありえぬ。</text:p>
      <text:p text:style-name="paragraph"><text:span text:style-name="speaker">ハルカ</text:span>　はいはい。</text:p>
      <text:p text:style-name="paragraph"><text:span text:style-name="speaker">エミリー</text:span>　いずれ貴様はクリスティーヌなり他の天使なりに食われる運命にあるのだ。妙な幻想を抱くだけ無駄だ。</text:p>
      <text:p text:style-name="paragraph"><text:span text:style-name="speaker">ハルカ</text:span>　ですよねー。</text:p>
      <text:p text:style-name="paragraph"><text:span text:style-name="speaker">エミリー</text:span>　ふむ。人間界では私も常に貴様に着いていこう。少しでも妙なそぶりを見せたら、殺す。</text:p>
      <text:p text:style-name="paragraph"><text:span text:style-name="speaker">ハルカ</text:span>　はあ。まあ、いいよ。見せないから。</text:p>
      <text:p text:style-name="paragraph"><text:span text:style-name="speaker">エミリー</text:span>　お前が死ぬと天界は少しばかり困るのかもしれないが、クリスティーヌさえ無事ならそれでよい。先ほどのミュリエルの言いつけに、私が貴様をうっかり殺してしまったケースについての言及はなかったからな。</text:p>
      <text:p text:style-name="paragraph"><text:span text:style-name="speaker">ハルカ</text:span>　そんな事態なんてさすがに想定できないだろ。</text:p>
      <text:p text:style-name="paragraph"><text:span text:style-name="speaker">エミリー</text:span>　ふん。ミュリエルといえど、しょせんは天使の浅知恵よ。</text:p>
      <text:p text:style-name="paragraph"><text:span text:style-name="speaker">ハルカ</text:span>　そういうお前はいったいなんなんだよ……</text:p>
      <text:p text:style-name="paragraph"/>
      <text:p text:style-name="togaki">クリスティーヌ、目を覚ます。</text:p>
      <text:p text:style-name="paragraph"/>
      <text:p text:style-name="paragraph"><text:span text:style-name="speaker">クリスティーヌ</text:span>　ん……あれ、もう着いた？</text:p>
      <text:p text:style-name="paragraph"><text:span text:style-name="speaker">エミリー</text:span>　（慌てて）キュ、キュイ！</text:p>
      <text:p text:style-name="paragraph"><text:span text:style-name="speaker">ハルカ</text:span>　どもっているぞ。</text:p>
      <text:p text:style-name="paragraph"><text:span text:style-name="speaker">クリスティーヌ</text:span>　え？</text:p>
      <text:p text:style-name="paragraph"><text:span text:style-name="speaker">ハルカ</text:span>　いや、なんでもない。</text:p>
      <text:p text:style-name="paragraph"><text:span text:style-name="speaker">エミリー</text:span>　キュイ！</text:p>
      <text:p text:style-name="paragraph"><text:span text:style-name="speaker">クリスティーヌ</text:span>　そう？</text:p>
      <text:p text:style-name="paragraph"><text:span text:style-name="speaker">ハルカ</text:span>　もしかして起こしちゃったかな。悪かった。</text:p>
      <text:p text:style-name="paragraph"><text:span text:style-name="speaker">クリスティーヌ</text:span>　う、ううん……。いいよ。</text:p>
      <text:p text:style-name="paragraph"><text:span text:style-name="speaker">ハルカ</text:span>　そっか。</text:p>
      <text:p text:style-name="paragraph"/>
      <text:p text:style-name="togaki">クリスティーヌは、しかし、タオルケットにくるまったまま、顔だけを覗かせている。</text:p>
      <text:p text:style-name="togaki">間。</text:p>
      <text:p text:style-name="paragraph"/>
      <text:p text:style-name="paragraph"><text:span text:style-name="speaker">クリスティーヌ</text:span>　あのね。</text:p>
      <text:p text:style-name="paragraph"><text:span text:style-name="speaker">ハルカ</text:span>　うん。</text:p>
      <text:p text:style-name="paragraph"><text:span text:style-name="speaker">クリスティーヌ</text:span>　私、怖かったよ。</text:p>
      <text:p text:style-name="paragraph"><text:span text:style-name="speaker">ハルカ</text:span>　うん。</text:p>
      <text:p text:style-name="paragraph"><text:span text:style-name="speaker">クリスティーヌ</text:span>　あと、（さらにタオルケットで顔を隠して）恥ずかしかったよ。</text:p>
      <text:p text:style-name="paragraph"><text:span text:style-name="speaker">ハルカ</text:span>　……うん。</text:p>
      <text:p text:style-name="paragraph"><text:span text:style-name="speaker">クリスティーヌ</text:span>　別に、あれは、好きっていうのは、そういう意味じゃないから。わかってると思うけど。</text:p>
      <text:p text:style-name="paragraph"><text:span text:style-name="speaker">ハルカ</text:span>　僕の歌声に対してだよな。</text:p>
      <text:p text:style-name="paragraph"><text:span text:style-name="speaker">クリスティーヌ</text:span>　う、うん。わかってるなら、いい。</text:p>
      <text:p text:style-name="paragraph"/>
      <text:p text:style-name="togaki">間。</text:p>
      <text:p text:style-name="paragraph"/>
      <text:p text:style-name="paragraph"><text:span text:style-name="speaker">クリスティーヌ</text:span>　あの。</text:p>
      <text:p text:style-name="paragraph"><text:span text:style-name="speaker">ハルカ</text:span>　うん？</text:p>
      <text:p text:style-name="paragraph"><text:span text:style-name="speaker">クリスティーヌ</text:span>　あの。</text:p>
      <text:p text:style-name="paragraph"><text:span text:style-name="speaker">ハルカ</text:span>　うん。</text:p>
      <text:p text:style-name="paragraph"/>
      <text:p text:style-name="togaki">間。</text:p>
      <text:p text:style-name="paragraph"/>
      <text:p text:style-name="paragraph"><text:span text:style-name="speaker">クリスティーヌ</text:span>　ひょっとして、怒った？</text:p>
      <text:p text:style-name="paragraph"><text:span text:style-name="speaker">ハルカ</text:span>　え？</text:p>
      <text:p text:style-name="paragraph"><text:span text:style-name="speaker">クリスティーヌ</text:span>　さっきの……その、ハルカの歌声を、えっと、道具かなにかみたいに。</text:p>
      <text:p text:style-name="paragraph"><text:span text:style-name="speaker">ハルカ</text:span>　ああ。いや、別に、大丈夫だよ。気にしていない。</text:p>
      <text:p text:style-name="paragraph"><text:span text:style-name="speaker">クリスティーヌ</text:span>　そっか。ありがとう。</text:p>
      <text:p text:style-name="paragraph"><text:span text:style-name="speaker">ハルカ</text:span>　いや、なんというか。僕のほうこそ、ありがとう。</text:p>
      <text:p text:style-name="paragraph"><text:span text:style-name="speaker">クリスティーヌ</text:span>　ん、なにが？</text:p>
      <text:p text:style-name="paragraph"><text:span text:style-name="speaker">ハルカ</text:span>　いろいろと。</text:p>
      <text:p text:style-name="paragraph"><text:span text:style-name="speaker">クリスティーヌ</text:span>　いろいろって、なによぉ。</text:p>
      <text:p text:style-name="paragraph"><text:span text:style-name="speaker">ハルカ</text:span>　いろいろだよ。……たとえば、そう、僕の――僕の、僕自身の歌声を好きと言ってくれて。</text:p>
      <text:p text:style-name="paragraph"><text:span text:style-name="speaker">クリスティーヌ</text:span>　（さらに顔を隠して）へ、へえ。そっか。そっかそっか。うん。そっか。</text:p>
      <text:p text:style-name="paragraph"><text:span text:style-name="speaker">ハルカ</text:span>　……クリスティーヌ？</text:p>
      <text:p text:style-name="paragraph"><text:span text:style-name="speaker">クリスティーヌ</text:span>　……なに？</text:p>
      <text:p text:style-name="paragraph"><text:span text:style-name="speaker">ハルカ</text:span>　お前、体調でも悪いのか？　ずっとタオルケットにくるまって、顔も隠しちゃって。</text:p>
      <text:p text:style-name="paragraph"><text:span text:style-name="speaker">クリスティーヌ</text:span>　――そうかも。やっぱりもうちょっと寝ておくね。</text:p>
      <text:p text:style-name="paragraph"><text:span text:style-name="speaker">ハルカ</text:span>　ああ、あんまり無理するなよ。</text:p>
      <text:p text:style-name="paragraph"><text:span text:style-name="speaker">クリスティーヌ</text:span>　あと、「お前」じゃなくて、クリスティーヌね。何回も言わせないでよね。バカ……（と、タオルケットに顔を隠したまま、黙る）</text:p>
      <text:p text:style-name="paragraph"/>
      <text:p text:style-name="togaki">そうしてまた沈黙が落ちる。</text:p>
      <text:p text:style-name="togaki">今度はエミリーもしゃべらない。ハルカからも話しかけることはしなかった。</text:p>
      <text:p text:style-name="togaki"/>
      <text:p text:style-name="togaki">手持ちぶさたになったハルカは、窓から外の景色を眺めた。眺めても、ハルカの目には、ただ暗闇が広がっているようにしか見えない。</text:p>
      <text:p text:style-name="togaki">しかし、なにもないようにみえる暗闇でときどき停車し、乗客の乗降が発生しているところを見ると、ハルカには視認できないだけで、駅かなにかがきっとあるのだろう。</text:p>
      <text:p text:style-name="togaki">だからハルカにとっては、人間界に近づいているのかどうかさえも、わからない。どのくらい待てば元の世界に戻れるのかも、わからない。</text:p>
      <text:p text:style-name="togaki">あるいは戻った先が元の世界であるのかどうかも、わからない。</text:p>
      <text:p text:style-name="togaki"/>
      <text:p text:style-name="togaki">気がつくと、ハルカたちのほかに乗客はいなくなっていた。天使はめったに人間界には降りないのだろうか。</text:p>
      <text:p text:style-name="togaki">とすれば、目的地はもうすぐそこなのかもしれない。</text:p>
      <text:p text:style-name="togaki">ハルカも目を閉じた。</text:p>
      <text:p text:style-name="togaki">目を閉じて、自分の声帯が相も変わらずに音を奏でるのをゆっくりと確かめながら、徐々にその音を歌に乗せていった。</text:p>
      <text:p text:style-name="togaki">隣で寝ている――はずの、クリスティーヌの体温を確かめながら。</text:p>
      <text:p text:style-name="togaki">頭にチクチクと突き刺さる、エミリーの爪の感触を確かめながら。</text:p>
      <text:p text:style-name="togaki">自分の存在を確かめながら。</text:p>
      <text:p text:style-name="togaki"/>
      <text:p text:style-name="togaki">ハルカは歌う。</text:p>
      <text:p text:style-name="paragraph"/>
      <text:p text:style-name="note">――幕――</text:p>
      <text:p text:style-name="note">二〇一四年七月二十五日　構想</text:p>
      <text:p text:style-name="note">二〇一四年八月六日　初稿上梓</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5pt" fo:language="en" fo:country="US" style:font-size-asian="10.5pt" style:language-asian="ja" style:country-asian="JP" style:font-size-complex="10.5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Frame" style:family="graphic"/>
    <text:linenumbering-configuration text:number-lines="false" text:offset="0.499cm" style:num-format="1" text:number-position="left" text:increment="5"/>
    <text:notes-configuration text:note-class="footnote" style:num-format="1" text:start-value="0" text:footnotes-position="page" text:start-numbering-at="page"/>
    <text:notes-configuration text:note-class="endnote" style:num-format="1" text:start-value="0" text:footnotes-position="page" text:start-numbering-at="page"/>
    <style:style style:name="base-document-title" style:family="paragraph">
      <style:text-properties style:font-name-asian="ＭＳ ゴシック" style:font-name="ＭＳ ゴシック" style:font-weight-asian="bold" fo:font-weight="bold" style:font-size-asian="13.0pt" fo:font-size="13.0pt"/>
    </style:style>
    <style:style style:name="base-document-author" style:family="paragraph">
      <style:paragraph-properties fo:text-align="end"/>
      <style:text-properties style:font-name-asian="ＭＳ ゴシック" style:font-name="ＭＳ ゴシック" style:font-weight-asian="bold" fo:font-weight="bold" style:font-size-asian="13.0pt" fo:font-size="13.0pt"/>
    </style:style>
    <style:style style:name="base-note" style:family="paragraph">
      <style:paragraph-properties fo:text-align="end"/>
      <style:text-properties style:font-name-asian="ＭＳ 明朝" style:font-name="ＭＳ 明朝" style:font-size-asian="9.0pt" fo:font-size="9.0pt"/>
    </style:style>
    <style:style style:name="base-section-title-level-1" style:family="paragraph">
      <style:paragraph-properties fo:text-align="start" fo:margin-left="1.504cm" fo:margin-right="0cm" fo:text-indent="0cm" style:vertical-align="middle"/>
      <style:text-properties style:font-name-asian="ＭＳ ゴシック" style:font-name="ＭＳ ゴシック" style:font-weight-asian="bold" fo:font-weight="bold" style:font-size-asian="10.5pt" fo:font-size="10.5pt"/>
    </style:style>
    <style:style style:name="base-paragraph" style:family="paragraph">
      <style:paragraph-properties fo:text-align="start" fo:margin-left="0.808cm" fo:margin-right="0cm" fo:text-indent="-0.808cm" style:vertical-align="middle" fo:line-height="0.520cm"/>
      <style:text-properties style:font-name-asian="ＭＳ 明朝" style:font-name="ＭＳ 明朝" style:font-size-asian="9.0pt" fo:font-size="9.0pt"/>
    </style:style>
    <style:style style:name="base-togaki" style:family="paragraph">
      <style:paragraph-properties fo:text-align="start" fo:margin-left="2.256cm" fo:margin-right="0cm" fo:text-indent="0cm" style:vertical-align="middle"/>
      <style:text-properties fo:letter-spacing="0.003cm" style:font-name-asian="ＭＳ 明朝" style:font-name="ＭＳ 明朝" style:font-size-asian="8.0pt" fo:font-size="8.0pt"/>
    </style:style>
    <style:style style:name="base-speaker" style:family="text">
      <style:text-properties style:font-name-asian="ＭＳ ゴシック" style:font-name="ＭＳ ゴシック" style:font-weight-asian="bold" fo:font-weight="bold" style:font-size-asian="9.0pt" fo:font-size="9.0pt"/>
    </style:style>
    <style:style style:name="base-ruby-text" style:family="text">
      <style:text-properties style:font-name-asian="ＭＳ 明朝" style:font-name="ＭＳ 明朝" style:font-size-asian="5.2pt" fo:font-size="5.2pt"/>
    </style:style>
    <style:style style:name="base-strong" style:family="text">
      <style:text-properties style:font-name-asian="ＭＳ 明朝" style:font-name="ＭＳ 明朝" style:text-emphasize="accent above" style:font-size-asian="9.0pt" fo:font-size="9.0pt"/>
    </style:style>
    <style:style style:name="base-ruby" style:family="ruby">
      <style:ruby-properties style:font-name-asian="ＭＳ 明朝" style:font-name="ＭＳ 明朝" style:ruby-align="distribute-letter" style:ruby-position="above"/>
    </style:style>
  </office:styles>
  <office:automatic-styles>
    <style:page-layout style:name="pm1" style:page-usage="mirrored">
      <style:page-layout-properties fo:page-width="14.850cm" fo:page-height="21.000cm" fo:margin-top="1.800cm" fo:margin-bottom="0cm" fo:margin-left="1.500cm" fo:margin-right="1.500cm" style:writing-mode="tb-rl" style:print-orientation="landscape">
        <style:footnote-sep style:width="0.018cm" style:distance-before-sep="1.000cm" style:distance-after-sep="0cm" style:adjustment="left" style:rel-width="100%"/>
      </style:page-layout-properties>
      <style:footer-style>
        <style:header-footer-properties svg:height="1.800cm" fo:margin-top="0cm" style:dynamic-spacing="false"/>
      </style:footer-style>
    </style:page-layout>
    <style:style style:name="T1" style:family="text">
      <style:text-properties/>
    </style:style>
    <style:style style:name="P1" style:family="paragraph" style:parent-style-name="Standard">
      <style:paragraph-properties fo:text-align="center"/>
      <style:text-properties/>
    </style:style>
  </office:automatic-styles>
  <office:master-styles>
    <style:master-page style:name="Standard" style:page-layout-name="pm1">
      <style:footer>
        <text:p text:style-name="P1">-<text:span text:style-name="T1"><text:page-number>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office:meta>
</office:document-meta>
</file>